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Pictures/200000090000349E000010BB8B1CEB9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 style:family="table">
      <style:table-properties style:width="17.013cm" fo:margin-left="0cm" table:align="left"/>
    </style:style>
    <style:style style:name="Table1.A" style:family="table-column">
      <style:table-column-properties style:column-width="4.524cm"/>
    </style:style>
    <style:style style:name="Table1.B" style:family="table-column">
      <style:table-column-properties style:column-width="3.12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center" style:justify-single-word="false"/>
      <style:text-properties fo:language="en" fo:country="US" officeooo:paragraph-rsid="004f95ab" style:language-asian="zxx" style:country-asian="none" style:language-complex="zxx" style:country-complex="none"/>
    </style:style>
    <style:style style:name="P4" style:family="paragraph" style:parent-style-name="Standard">
      <style:paragraph-properties fo:text-align="center" style:justify-single-word="false"/>
      <style:text-properties fo:language="en" fo:country="US" officeooo:paragraph-rsid="0051e9c9" style:language-asian="zxx" style:country-asian="none" style:language-complex="zxx" style:country-complex="none"/>
    </style:style>
    <style:style style:name="P5"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6" style:family="paragraph" style:parent-style-name="Standard">
      <style:text-properties fo:language="en" fo:country="US" officeooo:paragraph-rsid="0004311c" style:language-asian="zxx" style:country-asian="none" style:language-complex="zxx" style:country-complex="none"/>
    </style:style>
    <style:style style:name="P7" style:family="paragraph" style:parent-style-name="Standard">
      <style:text-properties fo:language="en" fo:country="US" officeooo:rsid="00023b5a" officeooo:paragraph-rsid="000ae5b7" style:language-asian="zxx" style:country-asian="none" style:language-complex="zxx" style:country-complex="none"/>
    </style:style>
    <style:style style:name="P8" style:family="paragraph" style:parent-style-name="Standard">
      <style:text-properties fo:language="en" fo:country="US" officeooo:rsid="0004311c" officeooo:paragraph-rsid="0004311c" style:language-asian="zxx" style:country-asian="none" style:language-complex="zxx" style:country-complex="none"/>
    </style:style>
    <style:style style:name="P9" style:family="paragraph" style:parent-style-name="Standard">
      <style:text-properties fo:language="en" fo:country="US" officeooo:paragraph-rsid="001023bc" style:language-asian="zxx" style:country-asian="none" style:language-complex="zxx" style:country-complex="none"/>
    </style:style>
    <style:style style:name="P10" style:family="paragraph" style:parent-style-name="Standard">
      <style:text-properties fo:language="en" fo:country="US" officeooo:rsid="000e5b78" officeooo:paragraph-rsid="000e5b78" style:language-asian="zxx" style:country-asian="none" style:language-complex="zxx" style:country-complex="none"/>
    </style:style>
    <style:style style:name="P11" style:family="paragraph" style:parent-style-name="Standard">
      <style:text-properties fo:language="en" fo:country="US" officeooo:paragraph-rsid="0023fc63" style:language-asian="zxx" style:country-asian="none" style:language-complex="zxx" style:country-complex="none"/>
    </style:style>
    <style:style style:name="P12" style:family="paragraph" style:parent-style-name="Standard">
      <style:text-properties fo:language="en" fo:country="US" officeooo:rsid="00219576" officeooo:paragraph-rsid="002846db" style:language-asian="zxx" style:country-asian="none" style:language-complex="zxx" style:country-complex="none"/>
    </style:style>
    <style:style style:name="P13" style:family="paragraph" style:parent-style-name="Standard">
      <style:text-properties fo:language="en" fo:country="US" officeooo:rsid="0023fc63" officeooo:paragraph-rsid="0023fc63" style:language-asian="zxx" style:country-asian="none" style:language-complex="zxx" style:country-complex="none"/>
    </style:style>
    <style:style style:name="P14" style:family="paragraph" style:parent-style-name="Standard">
      <style:text-properties fo:language="en" fo:country="US" officeooo:rsid="0023fc63" officeooo:paragraph-rsid="002a390c" style:language-asian="zxx" style:country-asian="none" style:language-complex="zxx" style:country-complex="none"/>
    </style:style>
    <style:style style:name="P15" style:family="paragraph" style:parent-style-name="Standard">
      <style:text-properties fo:language="en" fo:country="US" officeooo:rsid="002c1639" officeooo:paragraph-rsid="002c1639" style:language-asian="zxx" style:country-asian="none" style:language-complex="zxx" style:country-complex="none"/>
    </style:style>
    <style:style style:name="P16" style:family="paragraph" style:parent-style-name="Standard">
      <style:text-properties fo:language="en" fo:country="US" officeooo:rsid="002a390c" officeooo:paragraph-rsid="002a390c" style:language-asian="zxx" style:country-asian="none" style:language-complex="zxx" style:country-complex="none"/>
    </style:style>
    <style:style style:name="P17" style:family="paragraph" style:parent-style-name="Standard">
      <style:paragraph-properties fo:text-align="center" style:justify-single-word="false"/>
      <style:text-properties fo:language="en" fo:country="US" officeooo:rsid="002a390c" officeooo:paragraph-rsid="004f95ab" style:language-asian="zxx" style:country-asian="none" style:language-complex="zxx" style:country-complex="none"/>
    </style:style>
    <style:style style:name="P18" style:family="paragraph" style:parent-style-name="Standard">
      <style:paragraph-properties fo:text-align="center" style:justify-single-word="false"/>
      <style:text-properties fo:language="en" fo:country="US" officeooo:rsid="002a390c" officeooo:paragraph-rsid="0051e9c9" style:language-asian="zxx" style:country-asian="none" style:language-complex="zxx" style:country-complex="none"/>
    </style:style>
    <style:style style:name="P19" style:family="paragraph" style:parent-style-name="Standard">
      <style:text-properties fo:language="en" fo:country="US" officeooo:rsid="0039f7ce" officeooo:paragraph-rsid="0039f7ce" style:language-asian="zxx" style:country-asian="none" style:language-complex="zxx" style:country-complex="none"/>
    </style:style>
    <style:style style:name="P20" style:family="paragraph" style:parent-style-name="Standard">
      <style:text-properties fo:language="en" fo:country="US" officeooo:rsid="0044400f" officeooo:paragraph-rsid="0039f7ce" style:language-asian="zxx" style:country-asian="none" style:language-complex="zxx" style:country-complex="none"/>
    </style:style>
    <style:style style:name="P21" style:family="paragraph" style:parent-style-name="Standard">
      <style:text-properties fo:language="en" fo:country="US" officeooo:rsid="004f95ab" officeooo:paragraph-rsid="004f95ab" style:language-asian="zxx" style:country-asian="none" style:language-complex="zxx" style:country-complex="none"/>
    </style:style>
    <style:style style:name="P22" style:family="paragraph" style:parent-style-name="Standard">
      <style:paragraph-properties fo:text-align="center" style:justify-single-word="false"/>
      <style:text-properties fo:language="en" fo:country="US" officeooo:rsid="005a6a31" officeooo:paragraph-rsid="005a6a31" style:language-asian="zxx" style:country-asian="none" style:language-complex="zxx" style:country-complex="none"/>
    </style:style>
    <style:style style:name="P23" style:family="paragraph" style:parent-style-name="Standard">
      <style:text-properties fo:language="en" fo:country="US" officeooo:paragraph-rsid="006209a8"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en" fo:country="US"/>
    </style:style>
    <style:style style:name="P25"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26" style:family="paragraph" style:parent-style-name="Standard">
      <style:text-properties officeooo:paragraph-rsid="000ae5b7"/>
    </style:style>
    <style:style style:name="P27" style:family="paragraph" style:parent-style-name="Standard">
      <style:paragraph-properties fo:text-align="center" style:justify-single-word="fals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28" style:family="paragraph" style:parent-style-name="Table_20_Contents">
      <style:paragraph-properties fo:text-align="center" style:justify-single-word="false"/>
      <style:text-properties fo:language="en" fo:country="US" officeooo:rsid="002c1639" style:language-asian="zxx" style:country-asian="none" style:language-complex="zxx" style:country-complex="none"/>
    </style:style>
    <style:style style:name="P29"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30" style:family="paragraph" style:parent-style-name="Table_20_Contents">
      <style:text-properties officeooo:paragraph-rsid="004f95ab"/>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officeooo:paragraph-rsid="0054b774"/>
    </style:style>
    <style:style style:name="P33" style:family="paragraph" style:parent-style-name="Table_20_Contents">
      <style:paragraph-properties fo:text-align="center" style:justify-single-word="false"/>
      <style:text-properties fo:font-weight="bold" officeooo:rsid="004f95ab" officeooo:paragraph-rsid="004f95ab" style:font-weight-asian="bold" style:font-weight-complex="bold"/>
    </style:style>
    <style:style style:name="P34" style:family="paragraph" style:parent-style-name="Table_20_Contents">
      <style:text-properties officeooo:rsid="0051e9c9" officeooo:paragraph-rsid="0051e9c9"/>
    </style:style>
    <style:style style:name="P35" style:family="paragraph" style:parent-style-name="Table_20_Contents">
      <style:paragraph-properties fo:text-align="center" style:justify-single-word="false"/>
      <style:text-properties officeooo:rsid="004f95ab" officeooo:paragraph-rsid="004f95ab"/>
    </style:style>
    <style:style style:name="P36" style:family="paragraph" style:parent-style-name="Table_20_Contents">
      <style:text-properties officeooo:rsid="004f95ab" officeooo:paragraph-rsid="004f95ab"/>
    </style:style>
    <style:style style:name="P37" style:family="paragraph" style:parent-style-name="Table_20_Contents">
      <style:paragraph-properties fo:text-align="center" style:justify-single-word="false"/>
      <style:text-properties officeooo:rsid="0054b774" officeooo:paragraph-rsid="0054b774"/>
    </style:style>
    <style:style style:name="P38" style:family="paragraph" style:parent-style-name="Table_20_Contents">
      <style:paragraph-properties fo:text-align="center" style:justify-single-word="false"/>
      <style:text-properties officeooo:rsid="00571055" officeooo:paragraph-rsid="00571055"/>
    </style:style>
    <style:style style:name="P39" style:family="paragraph" style:parent-style-name="Table_20_Contents">
      <style:text-properties officeooo:rsid="004fad8e" officeooo:paragraph-rsid="0050aa9e"/>
    </style:style>
    <style:style style:name="P40" style:family="paragraph" style:parent-style-name="Table_20_Contents">
      <style:paragraph-properties fo:text-align="center" style:justify-single-word="false"/>
      <style:text-properties officeooo:rsid="004fad8e" officeooo:paragraph-rsid="004fad8e"/>
    </style:style>
    <style:style style:name="P41" style:family="paragraph" style:parent-style-name="Table_20_Contents">
      <style:paragraph-properties fo:text-align="center" style:justify-single-word="false"/>
      <style:text-properties officeooo:rsid="0050aa9e" officeooo:paragraph-rsid="0050aa9e"/>
    </style:style>
    <style:style style:name="P42" style:family="paragraph" style:parent-style-name="Table_20_Contents">
      <style:text-properties officeooo:rsid="0050aa9e" officeooo:paragraph-rsid="0050aa9e"/>
    </style:style>
    <style:style style:name="P43" style:family="paragraph" style:parent-style-name="Table_20_Contents">
      <style:paragraph-properties fo:text-align="center" style:justify-single-word="false"/>
      <style:text-properties officeooo:rsid="00513af5" officeooo:paragraph-rsid="00513af5"/>
    </style:style>
    <style:style style:name="P44" style:family="paragraph" style:parent-style-name="Standard">
      <style:paragraph-properties fo:text-align="center" style:justify-single-word="false" fo:break-before="page"/>
      <style:text-properties fo:font-size="14pt" fo:language="en" fo:country="US" fo:font-weight="bold" officeooo:rsid="004f95ab" officeooo:paragraph-rsid="004f95ab"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style:writing-mode="lr-tb"/>
      <style:text-properties fo:language="en" fo:country="US" officeooo:paragraph-rsid="0039f7ce" style:language-asian="zxx" style:country-asian="none" style:language-complex="zxx" style:country-complex="none"/>
    </style:style>
    <style:style style:name="P46" style:family="paragraph" style:parent-style-name="Standard" style:list-style-name="L1"/>
    <style:style style:name="P47" style:family="paragraph" style:parent-style-name="Standard">
      <style:text-properties fo:language="en" fo:country="US" style:language-asian="zxx" style:country-asian="none" style:language-complex="zxx" style:country-complex="none"/>
    </style:style>
    <style:style style:name="P48" style:family="paragraph" style:parent-style-name="Standard" style:list-style-name="L1">
      <style:text-properties fo:language="en" fo:country="US" style:language-asian="zxx" style:country-asian="none" style:language-complex="zxx" style:country-complex="none"/>
    </style:style>
    <style:style style:name="P49" style:family="paragraph" style:parent-style-name="Standard">
      <style:text-properties fo:language="en" fo:country="US" officeooo:rsid="00630cbc" officeooo:paragraph-rsid="00630cbc" style:language-asian="zxx" style:country-asian="none" style:language-complex="zxx" style:country-complex="none"/>
    </style:style>
    <style:style style:name="P50" style:family="paragraph" style:parent-style-name="Standard" style:list-style-name="L2">
      <style:text-properties fo:language="en" fo:country="US" officeooo:rsid="00219576" officeooo:paragraph-rsid="00430c60" style:language-asian="zxx" style:country-asian="none" style:language-complex="zxx" style:country-complex="none"/>
    </style:style>
    <style:style style:name="P51" style:family="paragraph" style:parent-style-name="Standard" style:list-style-name="L2">
      <style:text-properties fo:language="en" fo:country="US" officeooo:rsid="00219576" officeooo:paragraph-rsid="00467b86" style:language-asian="zxx" style:country-asian="none" style:language-complex="zxx" style:country-complex="none"/>
    </style:style>
    <style:style style:name="P52" style:family="paragraph" style:parent-style-name="Standard" style:list-style-name="L3">
      <style:text-properties fo:language="en" fo:country="US" officeooo:rsid="00219576" officeooo:paragraph-rsid="002c1639" style:language-asian="zxx" style:country-asian="none" style:language-complex="zxx" style:country-complex="none"/>
    </style:style>
    <style:style style:name="P53" style:family="paragraph" style:parent-style-name="Standard" style:list-style-name="L3">
      <style:text-properties fo:language="en" fo:country="US" officeooo:rsid="00219576" officeooo:paragraph-rsid="0039f7ce" style:language-asian="zxx" style:country-asian="none" style:language-complex="zxx" style:country-complex="none"/>
    </style:style>
    <style:style style:name="P54" style:family="paragraph" style:parent-style-name="Standard" style:list-style-name="L3">
      <style:text-properties fo:language="en" fo:country="US" officeooo:rsid="00219576" officeooo:paragraph-rsid="003e0a9e" style:language-asian="zxx" style:country-asian="none" style:language-complex="zxx" style:country-complex="none"/>
    </style:style>
    <style:style style:name="P55" style:family="paragraph" style:parent-style-name="Standard" style:list-style-name="L3">
      <style:text-properties fo:language="en" fo:country="US" officeooo:rsid="002846db" officeooo:paragraph-rsid="002c1639" style:language-asian="zxx" style:country-asian="none" style:language-complex="zxx" style:country-complex="none"/>
    </style:style>
    <style:style style:name="P56" style:family="paragraph" style:parent-style-name="Standard" style:list-style-name="L4">
      <style:text-properties fo:language="en" fo:country="US" officeooo:rsid="002c1639" officeooo:paragraph-rsid="002c1639" style:language-asian="zxx" style:country-asian="none" style:language-complex="zxx" style:country-complex="none"/>
    </style:style>
    <style:style style:name="P57" style:family="paragraph" style:parent-style-name="Standard" style:list-style-name="L4">
      <style:text-properties fo:language="en" fo:country="US" officeooo:rsid="002c1639" officeooo:paragraph-rsid="002caac2" style:language-asian="zxx" style:country-asian="none" style:language-complex="zxx" style:country-complex="none"/>
    </style:style>
    <style:style style:name="P58" style:family="paragraph" style:parent-style-name="Standard">
      <style:text-properties fo:language="en" fo:country="US" officeooo:rsid="00023b5a" officeooo:paragraph-rsid="00647c16" style:language-asian="zxx" style:country-asian="none" style:language-complex="zxx" style:country-complex="none"/>
    </style:style>
    <style:style style:name="P59" style:family="paragraph" style:parent-style-name="Standard">
      <style:text-properties fo:language="en" fo:country="US" officeooo:paragraph-rsid="00647c16" style:language-asian="zxx" style:country-asian="none" style:language-complex="zxx" style:country-complex="none"/>
    </style:style>
    <style:style style:name="P60" style:family="paragraph" style:parent-style-name="Standard">
      <style:text-properties fo:language="en" fo:country="US" officeooo:rsid="000ae5b7" officeooo:paragraph-rsid="0068767a" style:language-asian="zxx" style:country-asian="none" style:language-complex="zxx" style:country-complex="none"/>
    </style:style>
    <style:style style:name="P61" style:family="paragraph" style:parent-style-name="Standard">
      <style:text-properties fo:language="en" fo:country="US" officeooo:paragraph-rsid="006747a6" style:language-asian="zxx" style:country-asian="none" style:language-complex="zxx" style:country-complex="none"/>
    </style:style>
    <style:style style:name="P62" style:family="paragraph" style:parent-style-name="Standard">
      <style:text-properties fo:language="en" fo:country="US" officeooo:paragraph-rsid="0068767a" style:language-asian="zxx" style:country-asian="none" style:language-complex="zxx" style:country-complex="none"/>
    </style:style>
    <style:style style:name="P63" style:family="paragraph" style:parent-style-name="Standard">
      <style:text-properties fo:language="en" fo:country="US" officeooo:paragraph-rsid="006a4cd4" style:language-asian="zxx" style:country-asian="none" style:language-complex="zxx" style:country-complex="none"/>
    </style:style>
    <style:style style:name="P64" style:family="paragraph" style:parent-style-name="Standard">
      <style:text-properties fo:language="en" fo:country="US" officeooo:paragraph-rsid="006b55d4" style:language-asian="zxx" style:country-asian="none" style:language-complex="zxx" style:country-complex="none"/>
    </style:style>
    <style:style style:name="P65" style:family="paragraph" style:parent-style-name="Standard">
      <style:text-properties fo:language="en" fo:country="US" officeooo:paragraph-rsid="006ddf61" style:language-asian="zxx" style:country-asian="none" style:language-complex="zxx" style:country-complex="none"/>
    </style:style>
    <style:style style:name="P66" style:family="paragraph" style:parent-style-name="Standard" style:list-style-name="L2">
      <style:text-properties fo:language="en" fo:country="US" fo:font-weight="normal" officeooo:rsid="00219576" officeooo:paragraph-rsid="00467b86" style:language-asian="zxx" style:country-asian="none" style:font-weight-asian="normal" style:language-complex="zxx" style:country-complex="none" style:font-weight-complex="normal"/>
    </style:style>
    <style:style style:name="P67" style:family="paragraph" style:parent-style-name="Standard" style:list-style-name="L2">
      <style:text-properties fo:language="en" fo:country="US" fo:font-weight="normal" officeooo:rsid="00219576" officeooo:paragraph-rsid="00477346" style:language-asian="zxx" style:country-asian="none" style:font-weight-asian="normal" style:language-complex="zxx" style:country-complex="none" style:font-weight-complex="normal"/>
    </style:style>
    <style:style style:name="P68" style:family="paragraph" style:parent-style-name="Standard" style:list-style-name="L3">
      <style:text-properties fo:language="en" fo:country="US" fo:font-weight="normal" officeooo:rsid="00219576" officeooo:paragraph-rsid="003e0a9e" style:language-asian="zxx" style:country-asian="none" style:font-weight-asian="normal" style:language-complex="zxx" style:country-complex="none" style:font-weight-complex="normal"/>
    </style:style>
    <style:style style:name="P69" style:family="paragraph" style:parent-style-name="Standard" style:list-style-name="L3">
      <style:text-properties fo:language="en" fo:country="US" fo:font-weight="normal" officeooo:rsid="00219576" officeooo:paragraph-rsid="003fca83" style:language-asian="zxx" style:country-asian="none" style:font-weight-asian="normal" style:language-complex="zxx" style:country-complex="none" style:font-weight-complex="normal"/>
    </style:style>
    <style:style style:name="P70" style:family="paragraph" style:parent-style-name="Standard" style:list-style-name="L3">
      <style:text-properties fo:language="en" fo:country="US" fo:font-weight="normal" officeooo:rsid="00219576" officeooo:paragraph-rsid="00410c75" style:language-asian="zxx" style:country-asian="none" style:font-weight-asian="normal" style:language-complex="zxx" style:country-complex="none" style:font-weight-complex="normal"/>
    </style:style>
    <style:style style:name="P71" style:family="paragraph" style:parent-style-name="Standard" style:list-style-name="L2">
      <style:text-properties officeooo:paragraph-rsid="002c1639"/>
    </style:style>
    <style:style style:name="P72" style:family="paragraph" style:parent-style-name="Standard" style:list-style-name="L4">
      <style:text-properties officeooo:paragraph-rsid="002e3071"/>
    </style:style>
    <style:style style:name="P73" style:family="paragraph" style:parent-style-name="Standard" style:list-style-name="L4">
      <style:text-properties officeooo:paragraph-rsid="002caac2"/>
    </style:style>
    <style:style style:name="P74" style:family="paragraph" style:parent-style-name="Standard" style:list-style-name="L4">
      <style:text-properties officeooo:paragraph-rsid="002c1639"/>
    </style:style>
    <style:style style:name="P75" style:family="paragraph" style:parent-style-name="Standard" style:list-style-name="L4">
      <style:text-properties officeooo:paragraph-rsid="00322fd3"/>
    </style:style>
    <style:style style:name="P76" style:family="paragraph" style:parent-style-name="Standard">
      <style:text-properties style:font-name="Courier New" fo:font-size="11pt" fo:language="en" fo:country="US" officeooo:rsid="00066347" officeooo:paragraph-rsid="006747a6" style:font-size-asian="11pt" style:language-asian="zxx" style:country-asian="none" style:font-size-complex="11pt" style:language-complex="zxx" style:country-complex="none"/>
    </style:style>
    <style:style style:name="P77" style:family="paragraph" style:parent-style-name="Standard">
      <style:text-properties style:font-name="Courier New" fo:font-size="11pt" fo:language="en" fo:country="US" officeooo:paragraph-rsid="006747a6" style:font-size-asian="11pt" style:language-asian="zxx" style:country-asian="none" style:font-size-complex="11pt" style:language-complex="zxx" style:country-complex="none"/>
    </style:style>
    <style:style style:name="P78" style:family="paragraph" style:parent-style-name="Standard">
      <style:text-properties fo:font-size="11pt" fo:language="en" fo:country="US" officeooo:paragraph-rsid="006747a6" style:font-size-asian="11pt" style:language-asian="zxx" style:country-asian="none" style:font-size-complex="11pt" style:language-complex="zxx" style:country-complex="none"/>
    </style:style>
    <style:style style:name="P79" style:family="paragraph" style:parent-style-name="Standard">
      <style:text-properties officeooo:paragraph-rsid="00647c16"/>
    </style:style>
    <style:style style:name="P80" style:family="paragraph" style:parent-style-name="Standard">
      <style:text-properties officeooo:rsid="0017186e" officeooo:paragraph-rsid="00647c16"/>
    </style:style>
    <style:style style:name="P81" style:family="paragraph" style:parent-style-name="Standard">
      <style:text-properties officeooo:paragraph-rsid="0064d648"/>
    </style:style>
    <style:style style:name="P82" style:family="paragraph" style:parent-style-name="Standard">
      <style:text-properties officeooo:paragraph-rsid="0065f5ae"/>
    </style:style>
    <style:style style:name="P83" style:family="paragraph" style:parent-style-name="Standard">
      <style:paragraph-properties fo:text-align="center" style:justify-single-word="false"/>
      <style:text-properties officeooo:paragraph-rsid="0068e703"/>
    </style:style>
    <style:style style:name="P84" style:family="paragraph" style:parent-style-name="Standard">
      <style:text-properties officeooo:paragraph-rsid="0068e703"/>
    </style:style>
    <style:style style:name="P85" style:family="paragraph" style:parent-style-name="Standard">
      <style:text-properties officeooo:paragraph-rsid="0068767a"/>
    </style:style>
    <style:style style:name="P86" style:family="paragraph" style:parent-style-name="Standard">
      <style:text-properties officeooo:paragraph-rsid="006a4cd4"/>
    </style:style>
    <style:style style:name="P87"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88" style:family="paragraph" style:parent-style-name="Standard">
      <style:paragraph-properties style:writing-mode="lr-tb"/>
      <style:text-properties style:font-name="Courier New" fo:font-size="11pt" fo:language="en" fo:country="US" officeooo:paragraph-rsid="006747a6" style:font-size-asian="11pt" style:language-asian="zxx" style:country-asian="none" style:font-size-complex="11pt" style:language-complex="zxx" style:country-complex="none"/>
    </style:style>
    <style:style style:name="P89" style:family="paragraph" style:parent-style-name="Heading_20_1">
      <style:text-properties fo:language="en" fo:country="US" style:language-asian="zxx" style:country-asian="none" style:language-complex="zxx" style:country-complex="none"/>
    </style:style>
    <style:style style:name="P90" style:family="paragraph" style:parent-style-name="Heading_20_2">
      <style:text-properties fo:language="en" fo:country="US" style:language-asian="zxx" style:country-asian="none" style:language-complex="zxx" style:country-complex="none"/>
    </style:style>
    <style:style style:name="P91"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92"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officeooo:rsid="0015e187"/>
    </style:style>
    <style:style style:name="T2" style:family="text">
      <style:text-properties officeooo:rsid="0017186e"/>
    </style:style>
    <style:style style:name="T3" style:family="text">
      <style:text-properties officeooo:rsid="00184547"/>
    </style:style>
    <style:style style:name="T4" style:family="text">
      <style:text-properties officeooo:rsid="001c6e97"/>
    </style:style>
    <style:style style:name="T5" style:family="text">
      <style:text-properties officeooo:rsid="00159cde"/>
    </style:style>
    <style:style style:name="T6" style:family="text">
      <style:text-properties officeooo:rsid="001a036a"/>
    </style:style>
    <style:style style:name="T7" style:family="text">
      <style:text-properties officeooo:rsid="001e1ebf"/>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text-position="super 58%" officeooo:rsid="006747a6"/>
    </style:style>
    <style:style style:name="T11" style:family="text">
      <style:text-properties fo:language="en" fo:country="US" style:language-asian="zxx" style:country-asian="none" style:language-complex="zxx" style:country-complex="none"/>
    </style:style>
    <style:style style:name="T12" style:family="text">
      <style:text-properties fo:language="en" fo:country="US" officeooo:rsid="000ae5b7" style:language-asian="zxx" style:country-asian="none" style:language-complex="zxx" style:country-complex="none"/>
    </style:style>
    <style:style style:name="T13" style:family="text">
      <style:text-properties fo:language="en" fo:country="US" officeooo:rsid="000c2342" style:language-asian="zxx" style:country-asian="none" style:language-complex="zxx" style:country-complex="none"/>
    </style:style>
    <style:style style:name="T14" style:family="text">
      <style:text-properties fo:language="en" fo:country="US" officeooo:rsid="00219576" style:language-asian="zxx" style:country-asian="none" style:language-complex="zxx" style:country-complex="none"/>
    </style:style>
    <style:style style:name="T15" style:family="text">
      <style:text-properties fo:language="en" fo:country="US" officeooo:rsid="0025a12d" style:language-asian="zxx" style:country-asian="none" style:language-complex="zxx" style:country-complex="none"/>
    </style:style>
    <style:style style:name="T16" style:family="text">
      <style:text-properties fo:language="en" fo:country="US" officeooo:rsid="002c1639" style:language-asian="zxx" style:country-asian="none" style:language-complex="zxx" style:country-complex="none"/>
    </style:style>
    <style:style style:name="T17" style:family="text">
      <style:text-properties fo:language="en" fo:country="US" officeooo:rsid="002caac2" style:language-asian="zxx" style:country-asian="none" style:language-complex="zxx" style:country-complex="none"/>
    </style:style>
    <style:style style:name="T18" style:family="text">
      <style:text-properties fo:language="en" fo:country="US" officeooo:rsid="002e3071" style:language-asian="zxx" style:country-asian="none" style:language-complex="zxx" style:country-complex="none"/>
    </style:style>
    <style:style style:name="T19" style:family="text">
      <style:text-properties fo:language="en" fo:country="US" officeooo:rsid="002f11d4" style:language-asian="zxx" style:country-asian="none" style:language-complex="zxx" style:country-complex="none"/>
    </style:style>
    <style:style style:name="T20" style:family="text">
      <style:text-properties fo:language="en" fo:country="US" officeooo:rsid="00322fd3" style:language-asian="zxx" style:country-asian="none" style:language-complex="zxx" style:country-complex="none"/>
    </style:style>
    <style:style style:name="T21" style:family="text">
      <style:text-properties fo:language="en" fo:country="US" officeooo:rsid="00490d8e" style:language-asian="zxx" style:country-asian="none" style:language-complex="zxx" style:country-complex="none"/>
    </style:style>
    <style:style style:name="T22" style:family="text">
      <style:text-properties fo:language="en" fo:country="US" officeooo:rsid="004f95ab" style:language-asian="zxx" style:country-asian="none" style:language-complex="zxx" style:country-complex="none"/>
    </style:style>
    <style:style style:name="T23" style:family="text">
      <style:text-properties fo:language="en" fo:country="US" officeooo:rsid="0059a711" style:language-asian="zxx" style:country-asian="none" style:language-complex="zxx" style:country-complex="none"/>
    </style:style>
    <style:style style:name="T24" style:family="text">
      <style:text-properties fo:language="en" fo:country="US" officeooo:rsid="005c5de4" style:language-asian="zxx" style:country-asian="none" style:language-complex="zxx" style:country-complex="none"/>
    </style:style>
    <style:style style:name="T25" style:family="text">
      <style:text-properties fo:language="en" fo:country="US" officeooo:rsid="00630cbc" style:language-asian="zxx" style:country-asian="none" style:language-complex="zxx" style:country-complex="none"/>
    </style:style>
    <style:style style:name="T26" style:family="text">
      <style:text-properties fo:language="en" fo:country="US" officeooo:rsid="00647c16" style:language-asian="zxx" style:country-asian="none" style:language-complex="zxx" style:country-complex="none"/>
    </style:style>
    <style:style style:name="T27" style:family="text">
      <style:text-properties fo:language="en" fo:country="US" officeooo:rsid="0065f5ae" style:language-asian="zxx" style:country-asian="none" style:language-complex="zxx" style:country-complex="none"/>
    </style:style>
    <style:style style:name="T28" style:family="text">
      <style:text-properties fo:language="en" fo:country="US" officeooo:rsid="0068767a" style:language-asian="zxx" style:country-asian="none" style:language-complex="zxx" style:country-complex="none"/>
    </style:style>
    <style:style style:name="T29" style:family="text">
      <style:text-properties fo:language="en" fo:country="US" officeooo:rsid="0068e703" style:language-asian="zxx" style:country-asian="none" style:language-complex="zxx" style:country-complex="none"/>
    </style:style>
    <style:style style:name="T30" style:family="text">
      <style:text-properties fo:language="en" fo:country="US" officeooo:rsid="006a4cd4" style:language-asian="zxx" style:country-asian="none" style:language-complex="zxx" style:country-complex="none"/>
    </style:style>
    <style:style style:name="T31" style:family="text">
      <style:text-properties fo:language="en" fo:country="US" fo:font-weight="bold" style:language-asian="zxx" style:country-asian="none" style:font-weight-asian="bold" style:language-complex="zxx" style:country-complex="none" style:font-weight-complex="bold"/>
    </style:style>
    <style:style style:name="T32" style:family="text">
      <style:text-properties style:language-asian="zxx" style:country-asian="none" style:language-complex="zxx" style:country-complex="none"/>
    </style:style>
    <style:style style:name="T33" style:family="text">
      <style:text-properties officeooo:rsid="00023b5a"/>
    </style:style>
    <style:style style:name="T34" style:family="text">
      <style:text-properties officeooo:rsid="0002d1e1"/>
    </style:style>
    <style:style style:name="T35" style:family="text">
      <style:text-properties officeooo:rsid="0004311c"/>
    </style:style>
    <style:style style:name="T36" style:family="text">
      <style:text-properties officeooo:rsid="00046755"/>
    </style:style>
    <style:style style:name="T37" style:family="text">
      <style:text-properties officeooo:rsid="00066347"/>
    </style:style>
    <style:style style:name="T38" style:family="text">
      <style:text-properties style:font-name="Courier New" officeooo:rsid="00093b4e"/>
    </style:style>
    <style:style style:name="T39" style:family="text">
      <style:text-properties style:font-name="Courier New" officeooo:rsid="000ae5b7"/>
    </style:style>
    <style:style style:name="T40" style:family="text">
      <style:text-properties officeooo:rsid="000829a9"/>
    </style:style>
    <style:style style:name="T41" style:family="text">
      <style:text-properties officeooo:rsid="00093b4e"/>
    </style:style>
    <style:style style:name="T42" style:family="text">
      <style:text-properties officeooo:rsid="000c74f5"/>
    </style:style>
    <style:style style:name="T43" style:family="text">
      <style:text-properties officeooo:rsid="001023bc"/>
    </style:style>
    <style:style style:name="T44" style:family="text">
      <style:text-properties officeooo:rsid="0013687b"/>
    </style:style>
    <style:style style:name="T45" style:family="text">
      <style:text-properties officeooo:rsid="00214212"/>
    </style:style>
    <style:style style:name="T46" style:family="text">
      <style:text-properties officeooo:rsid="00219576"/>
    </style:style>
    <style:style style:name="T47" style:family="text">
      <style:text-properties officeooo:rsid="0023fc63"/>
    </style:style>
    <style:style style:name="T48" style:family="text">
      <style:text-properties officeooo:rsid="0024d791"/>
    </style:style>
    <style:style style:name="T49" style:family="text">
      <style:text-properties officeooo:rsid="002846db"/>
    </style:style>
    <style:style style:name="T50" style:family="text">
      <style:text-properties officeooo:rsid="00290dd3"/>
    </style:style>
    <style:style style:name="T51" style:family="text">
      <style:text-properties officeooo:rsid="002a390c"/>
    </style:style>
    <style:style style:name="T52" style:family="text">
      <style:text-properties officeooo:rsid="002c1639"/>
    </style:style>
    <style:style style:name="T53" style:family="text">
      <style:text-properties officeooo:rsid="00342c93"/>
    </style:style>
    <style:style style:name="T54" style:family="text">
      <style:text-properties officeooo:rsid="0035e71f"/>
    </style:style>
    <style:style style:name="T55" style:family="text">
      <style:text-properties officeooo:rsid="0037fd36"/>
    </style:style>
    <style:style style:name="T56" style:family="text">
      <style:text-properties officeooo:rsid="0039f7ce"/>
    </style:style>
    <style:style style:name="T57" style:family="text">
      <style:text-properties officeooo:rsid="003b3cb0"/>
    </style:style>
    <style:style style:name="T58" style:family="text">
      <style:text-properties officeooo:rsid="003c64f7"/>
    </style:style>
    <style:style style:name="T59" style:family="text">
      <style:text-properties officeooo:rsid="003e0a9e"/>
    </style:style>
    <style:style style:name="T60" style:family="text">
      <style:text-properties fo:font-weight="normal" officeooo:rsid="00290dd3" style:font-weight-asian="normal" style:font-weight-complex="normal"/>
    </style:style>
    <style:style style:name="T61" style:family="text">
      <style:text-properties fo:font-weight="normal" officeooo:rsid="0039f7ce" style:font-weight-asian="normal" style:font-weight-complex="normal"/>
    </style:style>
    <style:style style:name="T62" style:family="text">
      <style:text-properties fo:font-weight="normal" officeooo:rsid="003612a3" style:font-weight-asian="normal" style:font-weight-complex="normal"/>
    </style:style>
    <style:style style:name="T63" style:family="text">
      <style:text-properties officeooo:rsid="003f1403"/>
    </style:style>
    <style:style style:name="T64" style:family="text">
      <style:text-properties officeooo:rsid="003fde8f"/>
    </style:style>
    <style:style style:name="T65" style:family="text">
      <style:text-properties officeooo:rsid="00410c75"/>
    </style:style>
    <style:style style:name="T66" style:family="text">
      <style:text-properties officeooo:rsid="0044400f"/>
    </style:style>
    <style:style style:name="T67" style:family="text">
      <style:text-properties officeooo:rsid="00490d8e"/>
    </style:style>
    <style:style style:name="T68" style:family="text">
      <style:text-properties officeooo:rsid="004a3b7e"/>
    </style:style>
    <style:style style:name="T69" style:family="text">
      <style:text-properties officeooo:rsid="004c79f8"/>
    </style:style>
    <style:style style:name="T70" style:family="text">
      <style:text-properties officeooo:rsid="004f95ab"/>
    </style:style>
    <style:style style:name="T71" style:family="text">
      <style:text-properties officeooo:rsid="0051e9c9"/>
    </style:style>
    <style:style style:name="T72" style:family="text">
      <style:text-properties officeooo:rsid="0054b774"/>
    </style:style>
    <style:style style:name="T73" style:family="text">
      <style:text-properties officeooo:rsid="005a2399"/>
    </style:style>
    <style:style style:name="T74" style:family="text">
      <style:text-properties officeooo:rsid="005a6a31"/>
    </style:style>
    <style:style style:name="T75" style:family="text">
      <style:text-properties officeooo:rsid="005c5de4"/>
    </style:style>
    <style:style style:name="T76" style:family="text">
      <style:text-properties officeooo:rsid="005d0c28"/>
    </style:style>
    <style:style style:name="T77" style:family="text">
      <style:text-properties officeooo:rsid="005ef0e3"/>
    </style:style>
    <style:style style:name="T78" style:family="text">
      <style:text-properties officeooo:rsid="00609d58"/>
    </style:style>
    <style:style style:name="T79" style:family="text">
      <style:text-properties officeooo:rsid="006209a8"/>
    </style:style>
    <style:style style:name="T80" style:family="text">
      <style:text-properties officeooo:rsid="00647c16"/>
    </style:style>
    <style:style style:name="T81" style:family="text">
      <style:text-properties officeooo:rsid="000ae5b7"/>
    </style:style>
    <style:style style:name="T82" style:family="text">
      <style:text-properties officeooo:rsid="00649897"/>
    </style:style>
    <style:style style:name="T83" style:family="text">
      <style:text-properties officeooo:rsid="0065f5ae"/>
    </style:style>
    <style:style style:name="T84" style:family="text">
      <style:text-properties officeooo:rsid="006747a6"/>
    </style:style>
    <style:style style:name="T85" style:family="text">
      <style:text-properties officeooo:rsid="0068767a"/>
    </style:style>
    <style:style style:name="T86" style:family="text">
      <style:text-properties fo:language="none" fo:country="none"/>
    </style:style>
    <style:style style:name="T87" style:family="text">
      <style:text-properties fo:language="none" fo:country="none" style:language-asian="zxx" style:country-asian="none" style:language-complex="zxx" style:country-complex="none"/>
    </style:style>
    <style:style style:name="T88" style:family="text">
      <style:text-properties fo:language="none" fo:country="none" officeooo:rsid="0068e703"/>
    </style:style>
    <style:style style:name="T89" style:family="text">
      <style:text-properties officeooo:rsid="0068e703"/>
    </style:style>
    <style:style style:name="T90" style:family="text">
      <style:text-properties officeooo:rsid="006a4cd4"/>
    </style:style>
    <style:style style:name="T91" style:family="text">
      <style:text-properties officeooo:rsid="006b55d4"/>
    </style:style>
    <style:style style:name="T92" style:family="text">
      <style:text-properties officeooo:rsid="006d4a6a"/>
    </style:style>
    <style:style style:name="T93" style:family="text">
      <style:text-properties officeooo:rsid="006ddf61"/>
    </style:style>
    <style:style style:name="T94" style:family="text">
      <style:text-properties officeooo:rsid="006f0e7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QMOD protocol</text:p>
      <text:p text:style-name="P2"><text:span text:style-name="T77">Rev: </text:span>Alain Klotz <text:span text:style-name="T84">and Jér</text:span><text:span text:style-name="T94">ô</text:span><text:span text:style-name="T84">me Berthier </text:span>201<text:span text:style-name="T77">4</text:span> <text:span text:style-name="T84">February 12</text:span><text:span text:style-name="T10">nd</text:span></text:p>
      <text:p text:style-name="P2"/>
      <text:p text:style-name="P1"/>
      <text:p text:style-name="P1">This document has been written following a reverse engineering procedure using a serial port sniffer. There is no warranty about the security of the hardware. Be careful. <text:span text:style-name="T69">Examples are given for </text:span><text:span text:style-name="T73">HEQ5 and </text:span><text:span text:style-name="T69">EQ6 mount</text:span><text:span text:style-name="T73">s</text:span><text:span text:style-name="T69">, and numeric values should be adapted for other SkyWatcher mounts.</text:span></text:p>
      <text:p text:style-name="P1"><text:span text:style-name="T84"/></text:p>
      <text:p text:style-name="P61"><text:span text:style-name="T84">Do not use the pad of the mount when using the EQMOD protocol. </text:span></text:p>
      <text:h text:style-name="P89" text:outline-level="1">1. Open and configure communication port</text:h>
      <text:p text:style-name="P1">Open the serial port and configure it with 9600 bauds, no parity, 8 data bits, 1 stop bit.</text:p>
      <text:h text:style-name="P89" text:outline-level="1">2. Sending message syntax </text:h>
      <text:p text:style-name="P1">General syntax is ASCII characters terminated by a \r</text:p>
      <text:p text:style-name="P1"/>
      <text:p text:style-name="P1">The grammar follows the rules:</text:p>
      <text:list xml:id="list41407109" text:style-name="L1">
        <text:list-item>
          <text:p text:style-name="P48">The first character is one : to indicate the start of a command.</text:p>
        </text:list-item>
        <text:list-item>
          <text:p text:style-name="P48">The command is </text:p>
        </text:list-item>
        <text:list-item>
          <text:p text:style-name="P87">one letter (case sensitive) followed by </text:p>
        </text:list-item>
        <text:list-item>
          <text:p text:style-name="P87">1 (hour angle motor) or by 2 (declination motor) followed eventually by </text:p>
        </text:list-item>
        <text:list-item>
          <text:p text:style-name="P87">a digital code (digit series or hexadecimal codes)</text:p>
        </text:list-item>
      </text:list>
      <text:p text:style-name="P1"/>
      <text:list xml:id="list35582066" text:continue-numbering="true" text:style-name="L1">
        <text:list-item>
          <text:p text:style-name="P48">Example 1: <text:span text:style-name="T8">:a1 </text:span>stands for command <text:span text:style-name="T8">a</text:span> for the hour angle motor.</text:p>
        </text:list-item>
        <text:list-item>
          <text:p text:style-name="P48">Example 2: <text:span text:style-name="T8">:g210 </text:span>stands for command <text:span text:style-name="T8">g</text:span> for the declination motor. Digital series is 10.</text:p>
        </text:list-item>
        <text:list-item>
          <text:p text:style-name="P46"><text:span text:style-name="T11">Example 3: </text:span><text:span text:style-name="T31">:H295EC42 </text:span><text:span text:style-name="T11">stands for command </text:span><text:span text:style-name="T31">H</text:span><text:span text:style-name="T11"> for the declination motor. Hexadecimal code is 95EC42 which corresponds to the decimal 4385941 </text:span><text:span text:style-name="T25">(see chapter 4 for coding rules)</text:span><text:span text:style-name="T11">.</text:span></text:p>
        </text:list-item>
      </text:list>
      <text:h text:style-name="P89" text:outline-level="1">3. Receiving message syntax</text:h>
      <text:p text:style-name="P1">The waiting time before reading the answer of a command is typically about 30 ms.</text:p>
      <text:p text:style-name="P1"/>
      <text:p text:style-name="P1">General syntax is ASCII characters terminated by a \r</text:p>
      <text:p text:style-name="P1"/>
      <text:p text:style-name="P1">Some commands have no response, other answers are a digital code (binary of hexadecimal).</text:p>
      <text:p text:style-name="P1"/>
      <text:p text:style-name="P49">When a command has no response one must wait at less 15ms before sending the next command.</text:p>
      <text:h text:style-name="P89" text:outline-level="1">4. Description of the motors and coding</text:h>
      <text:p text:style-name="P62">The axis coding is of type apparent "hour angle" <text:span text:style-name="T85">and</text:span> "declination". The conversion from right ascension to hour angle must be done by the computer.</text:p>
      <text:p text:style-name="P62"><text:span text:style-name="T84"/></text:p>
      <text:p text:style-name="P61"><text:span text:style-name="T84">In case of all mount excepted for AZ-EQ6 the </text:span>motors are of step by step type. For each axis, there is a worm that is linked to a teeth wheel. The coding seems to be done by the microstep counter. It is a relative encoder. <text:span text:style-name="T84">The coder values does not change when the motors are stopped and when one slews the axes manually after release the knots.</text:span></text:p>
      <text:p text:style-name="P61"><text:span text:style-name="T84"/></text:p>
      <text:p text:style-name="P61"><text:span text:style-name="T84">In the case of AZ-EQ6, the motor seems to be direct current with a coder attached to the mount </text:span><text:soft-page-break/><text:span text:style-name="T84">mechanics. As consequence, even if the coder is relative, the coder values change when the motors are stopped and when one slews the axes manually after release the knots.</text:span></text:p>
      <text:p text:style-name="P61"/>
      <text:p text:style-name="P61"><text:span text:style-name="T84">In any case, the encoder values can be seen as microsteps even if this is not really the case. Values are exchanged between the driving software and the mount processor in hexadecimal </text:span><text:span text:style-name="T85">form</text:span><text:span text:style-name="T84">. The conver</text:span><text:span text:style-name="T85">s</text:span><text:span text:style-name="T84">ion hexadecimal to decimal table is:</text:span></text:p>
      <text:p text:style-name="P61"><text:span text:style-name="T84"/></text:p>
      <text:p text:style-name="P78"><text:span text:style-name="T38"><text:s text:c="2"/></text:span><text:span text:style-name="T39">Hexa <text:s/>Decimal</text:span></text:p>
      <text:p text:style-name="P76">FFFFFF <text:span text:style-name="T82">16777215 (maximum </text:span><text:span text:style-name="T84">value</text:span><text:span text:style-name="T82">)</text:span></text:p>
      <text:p text:style-name="P76">F1FFFF <text:span text:style-name="T82">16777201</text:span></text:p>
      <text:p text:style-name="P76">F0FFFF <text:span text:style-name="T82">16777200</text:span></text:p>
      <text:p text:style-name="P76">00FFFF <text:span text:style-name="T82">16776960</text:span></text:p>
      <text:p text:style-name="P88"><text:span text:style-name="T37">00</text:span><text:span text:style-name="T40">0080</text:span><text:span text:style-name="T37"> <text:s/>8388608 </text:span><text:span text:style-name="T84">(default :j values when switch on the power supply)</text:span></text:p>
      <text:p text:style-name="P77"><text:span text:style-name="T41">FFFF7F</text:span><text:span text:style-name="T37"> <text:s/>838860</text:span><text:span text:style-name="T41">7</text:span></text:p>
      <text:p text:style-name="P76">000100 <text:s text:c="5"/>256</text:p>
      <text:p text:style-name="P76">100000 <text:s text:c="6"/>16</text:p>
      <text:p text:style-name="P76">0F0000 <text:s text:c="6"/>15</text:p>
      <text:p text:style-name="P76">010000 <text:s text:c="7"/>1</text:p>
      <text:p text:style-name="P76">000000 <text:s text:c="7"/>0 <text:span text:style-name="T80">(minimum </text:span><text:span text:style-name="T84">value</text:span><text:span text:style-name="T80">)</text:span></text:p>
      <text:p text:style-name="P61"/>
      <text:p text:style-name="P7">The hexadecimal to decimal conversion can be done using the Tcl proc:</text:p>
      <text:p text:style-name="P26"><text:span text:style-name="T12"/></text:p>
      <text:p text:style-name="P79">proc eqmod_decode {s} {</text:p>
      <text:p text:style-name="P79"><text:s text:c="3"/><text:span text:style-name="T1">set n [string length [format %0X -1]]</text:span></text:p>
      <text:p text:style-name="P79"><text:span text:style-name="T1"><text:s text:c="3"/></text:span><text:span text:style-name="T2">set sig [expr int(0x[string index $s 4])]</text:span></text:p>
      <text:p text:style-name="P80"><text:s text:c="3"/>if {$sig&lt;=7} {</text:p>
      <text:p text:style-name="P79"><text:span text:style-name="T2"><text:s text:c="6"/></text:span><text:span text:style-name="T3">set sym 0</text:span></text:p>
      <text:p text:style-name="P80"><text:s text:c="3"/>} else {</text:p>
      <text:p text:style-name="P79"><text:span text:style-name="T2"><text:s text:c="6"/></text:span><text:span text:style-name="T3">set sym F</text:span></text:p>
      <text:p text:style-name="P80"><text:s text:c="3"/>}</text:p>
      <text:p text:style-name="P79"><text:span text:style-name="T2"><text:s text:c="3"/>set comp [string repeat </text:span><text:span text:style-name="T3">$sym</text:span><text:span text:style-name="T2"> [expr $n</text:span><text:span text:style-name="T4">-6</text:span><text:span text:style-name="T2">]]</text:span></text:p>
      <text:p text:style-name="P79"><text:s text:c="3"/><text:span text:style-name="T80">set deci </text:span>[ expr int(<text:span text:style-name="T5">0</text:span>x<text:span text:style-name="T6">${</text:span><text:span text:style-name="T7">comp</text:span><text:span text:style-name="T6">}</text:span>[ string range $s 4 5 ][ string range $s 2 3 ][ string range $s 0 1 ]) ]</text:p>
      <text:p text:style-name="P79"><text:s text:c="3"/><text:span text:style-name="T80">if {$deci&lt;0} {</text:span></text:p>
      <text:p text:style-name="P79"><text:span text:style-name="T80"><text:s text:c="6"/>set deci [expr </text:span><text:span text:style-name="T23">16777216</text:span><text:span text:style-name="T26">+</text:span><text:span text:style-name="T80">$deci] </text:span></text:p>
      <text:p text:style-name="P79"><text:span text:style-name="T80"><text:s text:c="3"/>}</text:span></text:p>
      <text:p text:style-name="P79"><text:span text:style-name="T80"><text:s text:c="3"/>return $deci</text:span></text:p>
      <text:p text:style-name="P79">}</text:p>
      <text:p text:style-name="P79"/>
      <text:p text:style-name="P59"><text:span text:style-name="T33">The d</text:span><text:span text:style-name="T34">e</text:span><text:span text:style-name="T33">cimal to hexadecimal conversion can be done using the Tcl proc:</text:span></text:p>
      <text:p text:style-name="P58"/>
      <text:p text:style-name="P79">proc eqmod_encode {int} {</text:p>
      <text:p text:style-name="P79"><text:s text:c="3"/>set s [ string range [ format %08X $int ] <text:span text:style-name="T44">end-5</text:span> end ]</text:p>
      <text:p text:style-name="P79"><text:s text:c="3"/>return [ string range $s 4 5 ][ string range $s 2 3 ][ string range $s 0 1 ]</text:p>
      <text:p text:style-name="P59"><text:span text:style-name="T81">}</text:span></text:p>
      <text:p text:style-name="P59"><text:span text:style-name="T12"/></text:p>
      <text:p text:style-name="P60">The amplitude of microsteps coding is 16777216.</text:p>
      <text:p text:style-name="P62"><text:span text:style-name="T12"/></text:p>
      <text:p text:style-name="P62">When someone switch on the power of the mount, the encoder position is equal to decimal=8388608 microsteps (hexadecimal=000080). See section 6.1 for the initialization.</text:p>
      <text:p text:style-name="P85"><text:span text:style-name="T13"/></text:p>
      <text:p text:style-name="P82"><text:span text:style-name="T27">The </text:span><text:span text:style-name="T28">basic </text:span><text:span text:style-name="T27">idea </text:span><text:span text:style-name="T28">to convert microsteps into celestial coordinates </text:span><text:span text:style-name="T27">is to record the angles HA=0h </text:span><text:soft-page-break/><text:span text:style-name="T27">DEC=0° as the half of the </text:span><text:span text:style-name="T12">16777216 </text:span><text:span text:style-name="T27">steps, hence :</text:span></text:p>
      <text:p text:style-name="P82"><text:span text:style-name="T27"/></text:p>
      <text:p text:style-name="P82"><text:span text:style-name="T27">HA 0h </text:span><text:span text:style-name="T29">decimal</text:span><text:span text:style-name="T27">=8388608 </text:span><text:span text:style-name="T29">hexadecimal</text:span><text:span text:style-name="T27">=000080</text:span></text:p>
      <text:p text:style-name="P84"><text:span text:style-name="T27">DEC 0° </text:span><text:span text:style-name="T29">decimal</text:span><text:span text:style-name="T27">=8388608 </text:span><text:span text:style-name="T29">hexadecimal</text:span><text:span text:style-name="T27">=0x000080</text:span></text:p>
      <text:p text:style-name="P81"><text:span text:style-name="T12"/></text:p>
      <text:p text:style-name="Standard"><text:span text:style-name="T87">8388608 is the half range of the microsteps </text:span><text:span text:style-name="T86">but it is also the value given by :j1 and :j2 when one turn on the power supply of the mount. This characteristic may cause a problem in a very special case: When the astronomer let the mount on (HA=0h,DEC=0d) and he restart the driver without <text:s/>"turn off-turn on" it becomes impossible to the software to know if the mount is at position (HA=0h,DEC=0d) or in a another parking position before the mount turn off. To avoid this problem we add a very small quantity to shift the problem in a very improbable position. </text:span><text:span text:style-name="T88">For example:</text:span></text:p>
      <text:p text:style-name="Standard"><text:span text:style-name="T88"/></text:p>
      <text:p text:style-name="P84"><text:span text:style-name="T27">HA 0h </text:span><text:span text:style-name="T29">decimal</text:span><text:span text:style-name="T27">=8388</text:span><text:span text:style-name="T29">000</text:span><text:span text:style-name="T27"> </text:span><text:span text:style-name="T29">hexadecimal</text:span><text:span text:style-name="T27">=</text:span><text:span text:style-name="T29">A0FD7F</text:span></text:p>
      <text:p text:style-name="P84"><text:span text:style-name="T27">DEC 0° </text:span><text:span text:style-name="T29">decimal</text:span><text:span text:style-name="T27">=8388</text:span><text:span text:style-name="T29">000</text:span><text:span text:style-name="T27"> </text:span><text:span text:style-name="T29">hexadecimal</text:span><text:span text:style-name="T27">=</text:span><text:span text:style-name="T29">A0FD7F</text:span></text:p>
      <text:p text:style-name="P84"><text:span text:style-name="T12"/></text:p>
      <text:p text:style-name="P86"><text:span text:style-name="T30">The limits of pointing is determined by physical limits (0 and 16777215 microsteps = Wmin and Emax) and by the tube-flip limits (Emin and Wmax):</text:span></text:p>
      <text:p text:style-name="P86"><text:span text:style-name="T30"/></text:p>
      <text:p text:style-name="P83"><text:span text:style-name="T12"><draw:frame draw:style-name="fr1" draw:name="graphics1" text:anchor-type="as-char" svg:width="13.471cm" svg:height="4.283cm" draw:z-index="3"><draw:image xlink:href="Pictures/200000090000349E000010BB8B1CEB97.svm" xlink:type="simple" xlink:show="embed" xlink:actuate="onLoad"/></draw:frame></text:span></text:p>
      <text:p text:style-name="P86"><text:span text:style-name="T12">One 360° turn around a given axis correspond typically to 9024000 microsteps </text:span><text:span text:style-name="T23">for a HEQ 5 Pro mount </text:span><text:span text:style-name="T27">and 9216000 microsteps for a AZ-EQ6 </text:span><text:span text:style-name="T13">which is </text:span><text:span text:style-name="T27">about the half</text:span><text:span text:style-name="T13"> of the microstep coding amplitude. </text:span><text:span text:style-name="T30">In both cases the above scheme of tube-flip limits remains the same. </text:span></text:p>
      <text:h text:style-name="P89" text:outline-level="1">5. List of commands</text:h>
      <text:p text:style-name="P1">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1"/>
      <text:p text:style-name="P1">To obtain (i) from the tracking speed (speedtrack) expressed in degree/second, use the equation:</text:p>
      <text:p text:style-name="P1"/>
      <text:p text:style-name="P1">Slow speed case: <text:s/>(i) = (b) / speedtrack(deg/s) / (a) * 360</text:p>
      <text:p text:style-name="P1">Fast speed case: <text:s/>(i) = (g) * (b) / speedtrack(deg/s) / (a) * 360</text:p>
      <text:p text:style-name="P1"/>
      <text:p text:style-name="P1">(b) is called the velocity parameter. The switch between slow and fast speed cases is done using the command :G. (see the example in the section 6.3).</text:p>
      <text:p text:style-name="P1"/>
      <text:p text:style-name="P1">The following commands returns only information (=read only):</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9">Command<text:line-break/><text:soft-page-break/><text:span text:style-name="T52">(**)</text:span></text:p>
          </table:table-cell>
          <table:table-cell table:style-name="Tableau1.A1" office:value-type="string">
            <text:p text:style-name="P29">Digital coding</text:p>
          </table:table-cell>
          <table:table-cell table:style-name="Tableau1.A1" office:value-type="string">
            <text:p text:style-name="P29">Units</text:p>
          </table:table-cell>
          <table:table-cell table:style-name="Tableau1.D1" office:value-type="string">
            <text:p text:style-name="P29">Comment about the returned values</text:p>
          </table:table-cell>
        </table:table-row>
        <table:table-row>
          <table:table-cell table:style-name="Tableau1.A2" office:value-type="string">
            <text:p text:style-name="P29">a</text:p>
          </table:table-cell>
          <table:table-cell table:style-name="Tableau1.A2" office:value-type="string">
            <text:p text:style-name="P29">hexadecimal</text:p>
          </table:table-cell>
          <table:table-cell table:style-name="Tableau1.A2" office:value-type="string">
            <text:p text:style-name="P29">microsteps / 360°</text:p>
          </table:table-cell>
          <table:table-cell table:style-name="Tableau1.D2" office:value-type="string">
            <text:p text:style-name="P29">Number of microsteps for one turn over the sky</text:p>
          </table:table-cell>
        </table:table-row>
        <table:table-row>
          <table:table-cell table:style-name="Tableau1.A2" office:value-type="string">
            <text:p text:style-name="P29">b</text:p>
          </table:table-cell>
          <table:table-cell table:style-name="Tableau1.A2" office:value-type="string">
            <text:p text:style-name="P29">hexadecimal</text:p>
          </table:table-cell>
          <table:table-cell table:style-name="Tableau1.A2" office:value-type="string">
            <text:p text:style-name="P29">microsteps<text:span text:style-name="T9">2</text:span> / sec</text:p>
          </table:table-cell>
          <table:table-cell table:style-name="Tableau1.D2" office:value-type="string">
            <text:p text:style-name="P29">Velocity parameter</text:p>
            <text:p text:style-name="P1">(i) = (1|g) * (b) / speedtrack(deg/s) / ((a)/360) </text:p>
          </table:table-cell>
        </table:table-row>
        <table:table-row>
          <table:table-cell table:style-name="Tableau1.A2" office:value-type="string">
            <text:p text:style-name="P29">c</text:p>
          </table:table-cell>
          <table:table-cell table:style-name="Tableau1.A2" office:value-type="string">
            <text:p text:style-name="P29">hexadecimal</text:p>
          </table:table-cell>
          <table:table-cell table:style-name="Tableau1.A2" office:value-type="string">
            <text:p text:style-name="P29">microsteps ?</text:p>
          </table:table-cell>
          <table:table-cell table:style-name="Tableau1.D2" office:value-type="string">
            <text:p text:style-name="P2">unidentified parameter</text:p>
          </table:table-cell>
        </table:table-row>
        <table:table-row>
          <table:table-cell table:style-name="Tableau1.A2" office:value-type="string">
            <text:p text:style-name="P29">d</text:p>
          </table:table-cell>
          <table:table-cell table:style-name="Tableau1.A2" office:value-type="string">
            <text:p text:style-name="P29">hexadecimal</text:p>
          </table:table-cell>
          <table:table-cell table:style-name="Tableau1.A2" office:value-type="string">
            <text:p text:style-name="P29">microsteps</text:p>
          </table:table-cell>
          <table:table-cell table:style-name="Tableau1.D2" office:value-type="string">
            <text:p text:style-name="P2">initial position (j) when the mount is just switched on</text:p>
          </table:table-cell>
        </table:table-row>
        <table:table-row>
          <table:table-cell table:style-name="Tableau1.A2" office:value-type="string">
            <text:p text:style-name="P29">e</text:p>
          </table:table-cell>
          <table:table-cell table:style-name="Tableau1.A2" office:value-type="string">
            <text:p text:style-name="P29">hexadecimal</text:p>
          </table:table-cell>
          <table:table-cell table:style-name="Tableau1.A2" office:value-type="string">
            <text:p text:style-name="P29">microsteps ?</text:p>
          </table:table-cell>
          <table:table-cell table:style-name="Tableau1.D2" office:value-type="string">
            <text:p text:style-name="P2">unidentified parameter</text:p>
          </table:table-cell>
        </table:table-row>
        <table:table-row>
          <table:table-cell table:style-name="Tableau1.A2" office:value-type="string">
            <text:p text:style-name="P29">f</text:p>
          </table:table-cell>
          <table:table-cell table:style-name="Tableau1.A2" office:value-type="string">
            <text:p text:style-name="P29">3 digits</text:p>
          </table:table-cell>
          <table:table-cell table:style-name="Tableau1.A2" office:value-type="string">
            <text:p text:style-name="P29">none</text:p>
          </table:table-cell>
          <table:table-cell table:style-name="Tableau1.D2" office:value-type="string">
            <text:p text:style-name="P2">Slewing state <text:span text:style-name="T46">(*)</text:span></text:p>
            <text:p text:style-name="P2">Digit1 (jog_type): 0|1|2|3|5|7=jog_slow+|stop+|jog_slow-|stop-|jog_fast+|jog_fast- </text:p>
            <text:p text:style-name="P2">Digit2 (jog_state) : 0|1=Stopped|Jogging </text:p>
            <text:p text:style-name="P2">Digit3: 0|1=PB?|OK?</text:p>
          </table:table-cell>
        </table:table-row>
        <table:table-row>
          <table:table-cell table:style-name="Tableau1.A2" office:value-type="string">
            <text:p text:style-name="P29">g</text:p>
          </table:table-cell>
          <table:table-cell table:style-name="Tableau1.A2" office:value-type="string">
            <text:p text:style-name="P28">decimal</text:p>
          </table:table-cell>
          <table:table-cell table:style-name="Tableau1.A2" office:value-type="string">
            <text:p text:style-name="P29">none</text:p>
          </table:table-cell>
          <table:table-cell table:style-name="Tableau1.D2" office:value-type="string">
            <text:p text:style-name="P2">Fast tracking speed multiplier (set with :Gm3...)</text:p>
          </table:table-cell>
        </table:table-row>
        <table:table-row>
          <table:table-cell table:style-name="Tableau1.A2" office:value-type="string">
            <text:p text:style-name="P29">h</text:p>
          </table:table-cell>
          <table:table-cell table:style-name="Tableau1.A2" office:value-type="string">
            <text:p text:style-name="P29">hexadecimal</text:p>
          </table:table-cell>
          <table:table-cell table:style-name="Tableau1.A2" office:value-type="string">
            <text:p text:style-name="P29">microsteps</text:p>
          </table:table-cell>
          <table:table-cell table:style-name="Tableau1.D2" office:value-type="string">
            <text:p text:style-name="P2">Next position to reach</text:p>
          </table:table-cell>
        </table:table-row>
        <table:table-row>
          <table:table-cell table:style-name="Tableau1.A2" office:value-type="string">
            <text:p text:style-name="P29">i</text:p>
          </table:table-cell>
          <table:table-cell table:style-name="Tableau1.A2" office:value-type="string">
            <text:p text:style-name="P29">hexadecimal</text:p>
          </table:table-cell>
          <table:table-cell table:style-name="Tableau1.A2" office:value-type="string">
            <text:p text:style-name="P29">none</text:p>
          </table:table-cell>
          <table:table-cell table:style-name="Tableau1.D2" office:value-type="string">
            <text:p text:style-name="P2">Next tracking speed (set with :I, start with :J)</text:p>
          </table:table-cell>
        </table:table-row>
        <table:table-row>
          <table:table-cell table:style-name="Tableau1.A2" office:value-type="string">
            <text:p text:style-name="P29">j</text:p>
          </table:table-cell>
          <table:table-cell table:style-name="Tableau1.A2" office:value-type="string">
            <text:p text:style-name="P29">hexadecimal</text:p>
          </table:table-cell>
          <table:table-cell table:style-name="Tableau1.A2" office:value-type="string">
            <text:p text:style-name="P29">microsteps</text:p>
          </table:table-cell>
          <table:table-cell table:style-name="Tableau1.D2" office:value-type="string">
            <text:p text:style-name="P2">Current encoder position (set with :E)</text:p>
          </table:table-cell>
        </table:table-row>
        <table:table-row>
          <table:table-cell table:style-name="Tableau1.A2" office:value-type="string">
            <text:p text:style-name="P29">k</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l</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m</text:p>
          </table:table-cell>
          <table:table-cell table:style-name="Tableau1.A2" office:value-type="string">
            <text:p text:style-name="P29">hexadecimal</text:p>
          </table:table-cell>
          <table:table-cell table:style-name="Tableau1.A2" office:value-type="string">
            <text:p text:style-name="P29">microsteps</text:p>
          </table:table-cell>
          <table:table-cell table:style-name="Tableau1.D2" office:value-type="string">
            <text:p text:style-name="P2">start braking position with GOTO (set with :M)</text:p>
          </table:table-cell>
        </table:table-row>
        <table:table-row>
          <table:table-cell table:style-name="Tableau1.A2" office:value-type="string">
            <text:p text:style-name="P29">n</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o</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p</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q</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r</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2">unidentified parameter</text:p>
          </table:table-cell>
        </table:table-row>
        <table:table-row>
          <table:table-cell table:style-name="Tableau1.A2" office:value-type="string">
            <text:p text:style-name="P29">s</text:p>
          </table:table-cell>
          <table:table-cell table:style-name="Tableau1.A2" office:value-type="string">
            <text:p text:style-name="P29">hexadecimal</text:p>
          </table:table-cell>
          <table:table-cell table:style-name="Tableau1.A2" office:value-type="string">
            <text:p text:style-name="P29">microsteps</text:p>
          </table:table-cell>
          <table:table-cell table:style-name="Tableau1.D2" office:value-type="string">
            <text:p text:style-name="P2">Microsteps to a complete turnover of worm</text:p>
          </table:table-cell>
        </table:table-row>
      </table:table>
      <text:p text:style-name="P1"/>
      <text:p text:style-name="P12">(*) :<text:span text:style-name="T67">f d</text:span>igit1 values for:</text:p>
      <text:list xml:id="list41408517" text:style-name="L2">
        <text:list-item>
          <text:p text:style-name="P71"><text:span text:style-name="T14">AZ</text:span><text:span text:style-name="T15">-</text:span><text:span text:style-name="T14">EQ6 G</text:span><text:span text:style-name="T21">T</text:span><text:span text:style-name="T14">:</text:span></text:p>
          <text:list>
            <text:list-item>
              <text:p text:style-name="P50"><text:span text:style-name="T56">if :G digit1 = 0 </text:span><text:span text:style-name="T64">| 2 </text:span><text:span text:style-name="T75">(fast offset | slow offset)</text:span><text:span text:style-name="T56">:</text:span></text:p>
              <text:list>
                <text:list-item>
                  <text:p text:style-name="P71"><text:span text:style-name="T14">Digit</text:span><text:span text:style-name="T14">1: 0|1|2|3|4|6 = jog_slow+ | stop+ | jog_slow- | stop- | jog_fast+ | jog_fast-</text:span></text:p>
                </text:list-item>
              </text:list>
            </text:list-item>
            <text:list-item>
              <text:p text:style-name="P51"><text:span text:style-name="T56">if :G digit1 = </text:span><text:span text:style-name="T59">1 </text:span><text:span text:style-name="T75">(=slow infinite)</text:span><text:span text:style-name="T56">:</text:span></text:p>
              <text:list>
                <text:list-item>
                  <text:p text:style-name="P66">Digit1: 1|3 = <text:span text:style-name="T59">(jog slow + | </text:span><text:span text:style-name="T50">stop+</text:span><text:span text:style-name="T59">)</text:span><text:span text:style-name="T50"> </text:span>| <text:span text:style-name="T63">(jog slow - | </text:span><text:span text:style-name="T50">stop-</text:span><text:span text:style-name="T63">)</text:span></text:p>
                </text:list-item>
              </text:list>
            </text:list-item>
            <text:list-item>
              <text:p text:style-name="P67"><text:span text:style-name="T56">if :G digit1 = </text:span><text:span text:style-name="T64">3 </text:span><text:span text:style-name="T75">(=fast infinite)</text:span><text:span text:style-name="T56">:</text:span></text:p>
              <text:list>
                <text:list-item>
                  <text:p text:style-name="P67"><text:span text:style-name="T56">Digit1: 1|</text:span><text:span text:style-name="T65">3|</text:span><text:span text:style-name="T64">5</text:span><text:span text:style-name="T65">|7</text:span><text:span text:style-name="T56"> = </text:span><text:span text:style-name="T50">stop+ </text:span><text:span text:style-name="T56">| </text:span><text:span text:style-name="T50">stop-</text:span><text:span text:style-name="T63"> </text:span><text:span text:style-name="T65">| </text:span><text:span text:style-name="T59">jog </text:span><text:span text:style-name="T65">fast</text:span><text:span text:style-name="T59"> + </text:span><text:span text:style-name="T65">| </text:span><text:span text:style-name="T63">jog </text:span><text:span text:style-name="T65">fast</text:span><text:span text:style-name="T63"> -</text:span></text:p>
                </text:list-item>
              </text:list>
            </text:list-item>
          </text:list>
        </text:list-item>
      </text:list>
      <text:list xml:id="list41423205" text:style-name="L3">
        <text:list-header>
          <text:p text:style-name="P55"/>
        </text:list-header>
        <text:list-item>
          <text:p text:style-name="P52"><text:span text:style-name="T49">NEQ3-2 </text:span><text:span text:style-name="T50">Pro </text:span><text:span text:style-name="T49">G</text:span><text:span text:style-name="T50">oto</text:span>:</text:p>
          <text:list>
            <text:list-item>
              <text:p text:style-name="P53"><text:span text:style-name="T56">if :G digit1 = 0 </text:span><text:span text:style-name="T64">| 2</text:span><text:span text:style-name="T56">:</text:span></text:p>
              <text:list>
                <text:list-item>
                  <text:p text:style-name="P53"><text:span text:style-name="T56">Digit1: </text:span><text:span text:style-name="T54">0|</text:span><text:span text:style-name="T56">1|</text:span><text:span text:style-name="T53">2|</text:span><text:span text:style-name="T56">3 = </text:span><text:span text:style-name="T55">slew</text:span><text:span text:style-name="T56">_slow+ </text:span><text:span text:style-name="T50">| stop+</text:span><text:span text:style-name="T60"> </text:span><text:span text:style-name="T61">| jog_</text:span><text:span text:style-name="T62">fast</text:span><text:span text:style-name="T61">- </text:span><text:span text:style-name="T60">| stop- </text:span><text:span text:style-name="T61">| </text:span><text:span text:style-name="T54">drift</text:span><text:span text:style-name="T56">_fast+ | </text:span><text:span text:style-name="T54">drift</text:span><text:span text:style-name="T56">_fast-</text:span></text:p>
                </text:list-item>
              </text:list>
            </text:list-item>
            <text:list-item>
              <text:p text:style-name="P54"><text:span text:style-name="T56">if :G digit1 = </text:span><text:span text:style-name="T59">1</text:span><text:span text:style-name="T56">:</text:span></text:p>
              <text:list>
                <text:list-item>
                  <text:p text:style-name="P68">Digit1: 1|3 = <text:span text:style-name="T59">(jog slow + | </text:span><text:span text:style-name="T50">stop+</text:span><text:span text:style-name="T59">)</text:span><text:span text:style-name="T50"> </text:span>| <text:span text:style-name="T63">(jog slow - | </text:span><text:span text:style-name="T50">stop-</text:span><text:span text:style-name="T63">)</text:span></text:p>
                </text:list-item>
              </text:list>
            </text:list-item>
            <text:list-item>
              <text:p text:style-name="P69"><text:soft-page-break/><text:span text:style-name="T56">if :G digit1 = </text:span><text:span text:style-name="T64">3</text:span><text:span text:style-name="T56">:</text:span></text:p>
              <text:list>
                <text:list-item>
                  <text:p text:style-name="P70"><text:span text:style-name="T56">Digit1: 1|</text:span><text:span text:style-name="T65">3|</text:span><text:span text:style-name="T64">5</text:span><text:span text:style-name="T65">|7</text:span><text:span text:style-name="T56"> = </text:span><text:span text:style-name="T50">stop+ </text:span><text:span text:style-name="T56">| </text:span><text:span text:style-name="T50">stop-</text:span><text:span text:style-name="T63"> </text:span><text:span text:style-name="T65">| </text:span><text:span text:style-name="T59">jog </text:span><text:span text:style-name="T65">fast</text:span><text:span text:style-name="T59"> + </text:span><text:span text:style-name="T65">| </text:span><text:span text:style-name="T63">jog </text:span><text:span text:style-name="T65">fast</text:span><text:span text:style-name="T63"> -</text:span></text:p>
                </text:list-item>
              </text:list>
            </text:list-item>
          </text:list>
        </text:list-item>
      </text:list>
      <text:p text:style-name="P12"/>
      <text:p text:style-name="P15">(**) <text:span text:style-name="T68">Note about c</text:span>ommands:</text:p>
      <text:list xml:id="list41415216" text:style-name="L4">
        <text:list-item>
          <text:p text:style-name="P56">AZ-EQ6 Goto:</text:p>
          <text:list>
            <text:list-item>
              <text:p text:style-name="P72"><text:span text:style-name="T16">:</text:span><text:span text:style-name="T18">k, </text:span><text:span text:style-name="T16">:l, :o, :p, :q are unknown commands (returns “Error 0”)</text:span></text:p>
            </text:list-item>
            <text:list-item>
              <text:p text:style-name="P73"><text:span text:style-name="T16">:e return</text:span><text:span text:style-name="T18">s </text:span><text:span text:style-name="T16">hexadecimal (</text:span><text:span text:style-name="T17">020505 = 328962</text:span><text:span text:style-name="T16"> decimal)</text:span></text:p>
            </text:list-item>
            <text:list-item>
              <text:p text:style-name="P72"><text:span text:style-name="T16">:</text:span><text:span text:style-name="T18">n</text:span><text:span text:style-name="T16"> return</text:span><text:span text:style-name="T18">s</text:span><text:span text:style-name="T16"> </text:span><text:span text:style-name="T18">FF </text:span><text:span text:style-name="T16">(</text:span><text:span text:style-name="T24">255</text:span><text:span text:style-name="T19"> </text:span><text:span text:style-name="T16">decimal)</text:span></text:p>
            </text:list-item>
            <text:list-item>
              <text:p text:style-name="P72"><text:span text:style-name="T16">:</text:span><text:span text:style-name="T18">q</text:span><text:span text:style-name="T16"> returns “Error 1”</text:span></text:p>
            </text:list-item>
            <text:list-item>
              <text:p text:style-name="P72"><text:span text:style-name="T16">:r return</text:span><text:span text:style-name="T18">s</text:span><text:span text:style-name="T16"> </text:span><text:span text:style-name="T18">00 </text:span><text:span text:style-name="T16">(</text:span><text:span text:style-name="T19">0 </text:span><text:span text:style-name="T16">decimal)</text:span></text:p>
              <text:p text:style-name="P57"/>
            </text:list-item>
          </text:list>
        </text:list-item>
        <text:list-item>
          <text:p text:style-name="P56">NEQ3-2 Pro Goto:</text:p>
          <text:list>
            <text:list-item>
              <text:p text:style-name="P56">:i, :l, :n, :o, :p, :q are unknown commands (returns “Error 0”)</text:p>
            </text:list-item>
            <text:list-item>
              <text:p text:style-name="P56">:k returns “Error 1”</text:p>
            </text:list-item>
            <text:list-item>
              <text:p text:style-name="P74"><text:span text:style-name="T16">:e return</text:span><text:span text:style-name="T20">s</text:span><text:span text:style-name="T16"> 020403 = 197634 decimal</text:span></text:p>
            </text:list-item>
            <text:list-item>
              <text:p text:style-name="P75"><text:span text:style-name="T16">:r return</text:span><text:span text:style-name="T20">s</text:span><text:span text:style-name="T16"> 002715 = 1386240 decimal</text:span></text:p>
            </text:list-item>
          </text:list>
        </text:list-item>
      </text:list>
      <text:p text:style-name="P15"/>
      <text:p text:style-name="P15"/>
      <text:p text:style-name="P1">For an EQ6 mount, the typical values are:</text:p>
      <text:p text:style-name="P1"/>
      <text:p text:style-name="P1">(a1)=9024000</text:p>
      <text:p text:style-name="P1">(a2)=9024000</text:p>
      <text:p text:style-name="P1">(b1)=64935</text:p>
      <text:p text:style-name="P1">(b2)=64935</text:p>
      <text:p text:style-name="P1">(d1)=<text:span text:style-name="T35">-</text:span>8388608</text:p>
      <text:p text:style-name="P1">(d2)=<text:span text:style-name="T35">-</text:span>8388608</text:p>
      <text:p text:style-name="P1">(e1)=1026</text:p>
      <text:p text:style-name="P1">(e2)=1026</text:p>
      <text:p text:style-name="P1">(g1)=16</text:p>
      <text:p text:style-name="P1">(g2)=16</text:p>
      <text:p text:style-name="P1">(s1)=50133</text:p>
      <text:p text:style-name="P1">(s2)=50133</text:p>
      <text:p text:style-name="P1"/>
      <text:p text:style-name="P6">For a <text:span text:style-name="T35">HEQ5 Pro</text:span> mount, the typical values are:</text:p>
      <text:p text:style-name="P6"/>
      <text:p text:style-name="P6">(a1)=9024000</text:p>
      <text:p text:style-name="P6">(a2)=9024000</text:p>
      <text:p text:style-name="P6">(b1)=64935</text:p>
      <text:p text:style-name="P6">(b2)=64935</text:p>
      <text:p text:style-name="P6">(d1)=<text:span text:style-name="T35">-</text:span>8388608</text:p>
      <text:p text:style-name="P6">(d2)=<text:span text:style-name="T35">-</text:span>8388608</text:p>
      <text:p text:style-name="P6">(e1)=<text:span text:style-name="T35">67585</text:span></text:p>
      <text:p text:style-name="P6">(e2)=<text:span text:style-name="T35">67585</text:span></text:p>
      <text:p text:style-name="P6">(g1)=16</text:p>
      <text:p text:style-name="P6">(g2)=16</text:p>
      <text:p text:style-name="P6">(s1)=<text:span text:style-name="T35">66844</text:span></text:p>
      <text:p text:style-name="P6">(s2)=<text:span text:style-name="T35">66844</text:span></text:p>
      <text:p text:style-name="P6"/>
      <text:p text:style-name="P11"><text:span text:style-name="T47">For a AZ</text:span><text:span text:style-name="T48">-</text:span><text:span text:style-name="T47">EQ6 GT, the typical values are:</text:span></text:p>
      <text:p text:style-name="P13"><text:soft-page-break/></text:p>
      <text:p text:style-name="P13">(a1) = 9216000</text:p>
      <text:p text:style-name="P13">(a2) = 9216000</text:p>
      <text:p text:style-name="P13">(b1) = 53694</text:p>
      <text:p text:style-name="P13">(b2) = 53694</text:p>
      <text:p text:style-name="P13">(d1) = 8392804</text:p>
      <text:p text:style-name="P13">(d2) = 8449948</text:p>
      <text:p text:style-name="P13">(e1) = 328962</text:p>
      <text:p text:style-name="P13">(e2) = 328962</text:p>
      <text:p text:style-name="P13">(g1) = 20</text:p>
      <text:p text:style-name="P13">(g2) = 20</text:p>
      <text:p text:style-name="P13">(s1) = 51200</text:p>
      <text:p text:style-name="P13">(s2) = 51200</text:p>
      <text:p text:style-name="P13"/>
      <text:p text:style-name="P14">For a <text:span text:style-name="T51">NEQ3-2 Pro Goto</text:span>, the typical values are:</text:p>
      <text:p text:style-name="P13"/>
      <text:p text:style-name="P16">(a1) = 4576000</text:p>
      <text:p text:style-name="P16">(a2) = 4576000</text:p>
      <text:p text:style-name="P16">(b1) = 35477</text:p>
      <text:p text:style-name="P16">(b2) = 35477</text:p>
      <text:p text:style-name="P16">(d1) = 8388608</text:p>
      <text:p text:style-name="P16">(d2) = 8388608</text:p>
      <text:p text:style-name="P16">(e1) = 197634</text:p>
      <text:p text:style-name="P16">(e2) = 197634</text:p>
      <text:p text:style-name="P16">(g1) = 10 </text:p>
      <text:p text:style-name="P16">(g2) = 10 </text:p>
      <text:p text:style-name="P16">(s1) = 35200</text:p>
      <text:p text:style-name="P14"><text:span text:style-name="T51">(s2) = 35200</text:span><text:line-break/></text:p>
      <text:p text:style-name="P6"><text:span text:style-name="T35">Next examples are done using a</text:span><text:span text:style-name="T36">n</text:span><text:span text:style-name="T35"> EQ6 mount.</text:span></text:p>
      <text:p text:style-name="P8"/>
      <text:p text:style-name="P1">The following commands set values in the mount controller:</text:p>
      <text:p text:style-name="P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9">Command</text:p>
          </table:table-cell>
          <table:table-cell table:style-name="Tableau2.A1" office:value-type="string">
            <text:p text:style-name="P29">Digital coding</text:p>
          </table:table-cell>
          <table:table-cell table:style-name="Tableau2.A1" office:value-type="string">
            <text:p text:style-name="P29">Units</text:p>
          </table:table-cell>
          <table:table-cell table:style-name="Tableau2.D1" office:value-type="string">
            <text:p text:style-name="P29">Comment about the input values</text:p>
          </table:table-cell>
        </table:table-row>
        <table:table-row>
          <table:table-cell table:style-name="Tableau2.A2" office:value-type="string">
            <text:p text:style-name="P29">E</text:p>
          </table:table-cell>
          <table:table-cell table:style-name="Tableau2.A2" office:value-type="string">
            <text:p text:style-name="P29">hexadecimal</text:p>
          </table:table-cell>
          <table:table-cell table:style-name="Tableau2.A2" office:value-type="string">
            <text:p text:style-name="P29">microsteps</text:p>
          </table:table-cell>
          <table:table-cell table:style-name="Tableau2.D2" office:value-type="string">
            <text:p text:style-name="P29">Set the relative encoder of microsteps to the hexadecimal value. Useful to initialize the coders.</text:p>
          </table:table-cell>
        </table:table-row>
        <table:table-row>
          <table:table-cell table:style-name="Tableau2.A2" office:value-type="string">
            <text:p text:style-name="P29">F</text:p>
          </table:table-cell>
          <table:table-cell table:style-name="Tableau2.A2" office:value-type="string">
            <text:p text:style-name="P29"/>
          </table:table-cell>
          <table:table-cell table:style-name="Tableau2.A2" office:value-type="string">
            <text:p text:style-name="P29"/>
          </table:table-cell>
          <table:table-cell table:style-name="Tableau2.D2" office:value-type="string">
            <text:p text:style-name="P29">Switch on the power to the motor </text:p>
          </table:table-cell>
        </table:table-row>
        <table:table-row>
          <table:table-cell table:style-name="Tableau2.A2" office:value-type="string">
            <text:p text:style-name="P29">G <text:span text:style-name="T56">(*)</text:span></text:p>
          </table:table-cell>
          <table:table-cell table:style-name="Tableau2.A2" office:value-type="string">
            <text:p text:style-name="P29">2 digits</text:p>
          </table:table-cell>
          <table:table-cell table:style-name="Tableau2.A2" office:value-type="string">
            <text:p text:style-name="P29"/>
          </table:table-cell>
          <table:table-cell table:style-name="Tableau2.D2" office:value-type="string">
            <text:p text:style-name="P22">Switch the motion type:</text:p>
            <text:p text:style-name="P2">Digit1 (motion_type): 0|1|2|3 = <text:span text:style-name="T76">fast </text:span>offset<text:span text:style-name="T45"> </text:span>| slow infinite | <text:span text:style-name="T76">slow </text:span>offset<text:span text:style-name="T45"> </text:span>| fast infinite </text:p>
            <text:p text:style-name="P2">Digit2 (motion_sense) : 0|1=increasing|decreasing microsteps</text:p>
            <text:p text:style-name="P2">NB: increasing <text:span text:style-name="T74">means</text:span> diurnal or toward north pole for north hemisphere.</text:p>
          </table:table-cell>
        </table:table-row>
        <table:table-row>
          <table:table-cell table:style-name="Tableau2.A2" office:value-type="string">
            <text:p text:style-name="P29">H</text:p>
          </table:table-cell>
          <table:table-cell table:style-name="Tableau2.A2" office:value-type="string">
            <text:p text:style-name="P29">hexadecimal</text:p>
          </table:table-cell>
          <table:table-cell table:style-name="Tableau2.A2" office:value-type="string">
            <text:p text:style-name="P29">microsteps</text:p>
          </table:table-cell>
          <table:table-cell table:style-name="Tableau2.D2" office:value-type="string">
            <text:p text:style-name="P2">Set the next position <text:span text:style-name="T42">increment </text:span>to reach. The motion itself will be triggered by the command :J</text:p>
          </table:table-cell>
        </table:table-row>
        <table:table-row>
          <table:table-cell table:style-name="Tableau2.A2" office:value-type="string">
            <text:p text:style-name="P29">I</text:p>
          </table:table-cell>
          <table:table-cell table:style-name="Tableau2.A2" office:value-type="string">
            <text:p text:style-name="P29">hexadecimal</text:p>
          </table:table-cell>
          <table:table-cell table:style-name="Tableau2.A2" office:value-type="string">
            <text:p text:style-name="P29">none</text:p>
          </table:table-cell>
          <table:table-cell table:style-name="Tableau2.D2" office:value-type="string">
            <text:p text:style-name="P2">Set the next drift speed</text:p>
          </table:table-cell>
        </table:table-row>
        <text:soft-page-break/>
        <table:table-row>
          <table:table-cell table:style-name="Tableau2.A2" office:value-type="string">
            <text:p text:style-name="P29">J</text:p>
          </table:table-cell>
          <table:table-cell table:style-name="Tableau2.A2" office:value-type="string">
            <text:p text:style-name="P29"/>
          </table:table-cell>
          <table:table-cell table:style-name="Tableau2.A2" office:value-type="string">
            <text:p text:style-name="P29"/>
          </table:table-cell>
          <table:table-cell table:style-name="Tableau2.D2" office:value-type="string">
            <text:p text:style-name="P2">Start a jog (=start the motion = start GOTO)</text:p>
          </table:table-cell>
        </table:table-row>
        <table:table-row>
          <table:table-cell table:style-name="Tableau2.A2" office:value-type="string">
            <text:p text:style-name="P29">K</text:p>
          </table:table-cell>
          <table:table-cell table:style-name="Tableau2.A2" office:value-type="string">
            <text:p text:style-name="P29"/>
          </table:table-cell>
          <table:table-cell table:style-name="Tableau2.A2" office:value-type="string">
            <text:p text:style-name="P29"/>
          </table:table-cell>
          <table:table-cell table:style-name="Tableau2.D2" office:value-type="string">
            <text:p text:style-name="P2">Kill the motor to stop the motion or the drift</text:p>
          </table:table-cell>
        </table:table-row>
        <table:table-row>
          <table:table-cell table:style-name="Tableau2.A2" office:value-type="string">
            <text:p text:style-name="P29">M</text:p>
          </table:table-cell>
          <table:table-cell table:style-name="Tableau2.A2" office:value-type="string">
            <text:p text:style-name="P29">hexadecimal</text:p>
          </table:table-cell>
          <table:table-cell table:style-name="Tableau2.A2" office:value-type="string">
            <text:p text:style-name="P29">microsteps</text:p>
          </table:table-cell>
          <table:table-cell table:style-name="Tableau2.D2" office:value-type="string">
            <text:p text:style-name="P2">Next position to start to decelerate. This value is not mandatory.</text:p>
          </table:table-cell>
        </table:table-row>
        <table:table-row>
          <table:table-cell table:style-name="Tableau2.A2" office:value-type="string">
            <text:p text:style-name="P29">P</text:p>
          </table:table-cell>
          <table:table-cell table:style-name="Tableau2.A2" office:value-type="string">
            <text:p text:style-name="P29">1 digit</text:p>
          </table:table-cell>
          <table:table-cell table:style-name="Tableau2.A2" office:value-type="string">
            <text:p text:style-name="P29"/>
          </table:table-cell>
          <table:table-cell table:style-name="Tableau2.D2" office:value-type="string">
            <text:p text:style-name="P2">unidentified action</text:p>
          </table:table-cell>
        </table:table-row>
      </table:table>
      <text:p text:style-name="P19"/>
      <text:p text:style-name="P45"><text:span text:style-name="T56">(*) For </text:span><text:span text:style-name="T78">other mounts than </text:span><text:span text:style-name="T57">AZ-EQ6</text:span><text:span text:style-name="T56"> G</text:span><text:span text:style-name="T58">T</text:span><text:span text:style-name="T56">, </text:span><text:span text:style-name="T78">there is no difference between slow and fast offset (</text:span><text:span text:style-name="T56">:</text:span><text:span text:style-name="T66">G digit1 = 0 </text:span><text:span text:style-name="T78">or </text:span><text:span text:style-name="T66">2</text:span><text:span text:style-name="T78">) the offset being "fast" in the both cases.</text:span></text:p>
      <text:p text:style-name="P20"/>
      <text:h text:style-name="P89" text:outline-level="1">6. Example of commands</text:h>
      <text:h text:style-name="P90" text:outline-level="2">6.1. Initialize the mount</text:h>
      <text:p text:style-name="P1"/>
      <text:p text:style-name="P86"><text:span text:style-name="T30">The goal is to make the correspondence:</text:span></text:p>
      <text:p text:style-name="P86"><text:span text:style-name="T30"/></text:p>
      <text:p text:style-name="P86"><text:span text:style-name="T27">HA 0h </text:span><text:span text:style-name="T29">decimal</text:span><text:span text:style-name="T27">=8388</text:span><text:span text:style-name="T29">000</text:span><text:span text:style-name="T27"> </text:span><text:span text:style-name="T29">hexadecimal</text:span><text:span text:style-name="T27">=</text:span><text:span text:style-name="T29">A0FD7F</text:span></text:p>
      <text:p text:style-name="P86"><text:span text:style-name="T27">DEC 0° </text:span><text:span text:style-name="T29">decimal</text:span><text:span text:style-name="T27">=8388</text:span><text:span text:style-name="T29">000</text:span><text:span text:style-name="T27"> </text:span><text:span text:style-name="T29">hexadecimal</text:span><text:span text:style-name="T27">=</text:span><text:span text:style-name="T29">A0FD7F</text:span></text:p>
      <text:p text:style-name="P63"/>
      <text:p text:style-name="P1">If we have let the mount hour angle to 0h (meridian), then :</text:p>
      <text:p text:style-name="P1"/>
      <text:p text:style-name="P63">Send ":E1<text:span text:style-name="T89">A0FD7F</text:span>" (set the current hour angle position)</text:p>
      <text:p text:style-name="P1"/>
      <text:p text:style-name="P1">If we have let the mount declination to +90° (north pole), then :</text:p>
      <text:p text:style-name="P1"/>
      <text:p text:style-name="P63">decimal = 90/360*(a2) = 90/360*9024000 = 2256000 decimal microsteps <text:span text:style-name="T90">from 0°</text:span></text:p>
      <text:p text:style-name="P63"><text:span text:style-name="T90"/></text:p>
      <text:p text:style-name="P63"><text:span text:style-name="T90">As 0° = <text:s/></text:span><text:span text:style-name="T83">8388</text:span><text:span text:style-name="T89">000 </text:span><text:span text:style-name="T90">microsteps, we can compute the total microsteps:</text:span></text:p>
      <text:p text:style-name="P63"><text:span text:style-name="T90"/></text:p>
      <text:p text:style-name="P64"><text:span text:style-name="T90">decimal = <text:s/></text:span><text:span text:style-name="T83">8388</text:span><text:span text:style-name="T89">000 </text:span><text:span text:style-name="T90">+ <text:s/>2256000 = </text:span><text:span text:style-name="T91">10644000 decimal = 206AA2 hexadecimal</text:span></text:p>
      <text:p text:style-name="P63"/>
      <text:p text:style-name="P64">Send ":E2<text:span text:style-name="T91">206AA2</text:span>" (set the current declination position)</text:p>
      <text:h text:style-name="P90" text:outline-level="2">6.2. GOTO motion</text:h>
      <text:p text:style-name="P1">We want to slew the mount to the position hour angle = <text:span text:style-name="T93">1</text:span>h00m00s and declination +48°30'00" (apparent coordinates). First, convert the celestial coordinates to the corresponding decimal degrees:</text:p>
      <text:p text:style-name="P1"/>
      <text:p text:style-name="P1"><text:span text:style-name="T93">1</text:span>h00m00s = <text:span text:style-name="T93">15</text:span>° </text:p>
      <text:p text:style-name="P1">+48°30'00" = 48.5° </text:p>
      <text:p text:style-name="P1"/>
      <text:p text:style-name="P1">One must stop the motors before slewing (else the slewing does not occur !):</text:p>
      <text:p text:style-name="P1">:K1 (stop the motor before slewing)</text:p>
      <text:p text:style-name="P1">:K2 (stop the motor before slewing)</text:p>
      <text:p text:style-name="P1"/>
      <text:p text:style-name="P1">Ask for the current hour angle:</text:p>
      <text:p text:style-name="P65">:j1 =&gt; (j1) = <text:span text:style-name="T93">208474</text:span> = <text:span text:style-name="T93">7636000</text:span> <text:span text:style-name="T92">(for example)</text:span></text:p>
      <text:p text:style-name="P65"><text:span text:style-name="T92">HA = (</text:span><text:span text:style-name="T93">7636000</text:span><text:span text:style-name="T92">-8388000)/9024000.*360 = -</text:span><text:span text:style-name="T93">30</text:span>° <text:span text:style-name="T93">(hence HA=22h00m)</text:span></text:p>
      <text:p text:style-name="P1"><text:soft-page-break/></text:p>
      <text:p text:style-name="P1">Compute the difference of hour angles:</text:p>
      <text:p text:style-name="P65">dif = <text:span text:style-name="T93">15</text:span>°- <text:span text:style-name="T93">-30</text:span>° = <text:span text:style-name="T93">4</text:span>5° = <text:span text:style-name="T93">4</text:span>5/360*(a1) = <text:span text:style-name="T93">4</text:span>5/360.*9024000 = <text:span text:style-name="T93">1128000</text:span> decimal = <text:s/><text:span text:style-name="T93">403611</text:span> hexadecimal</text:p>
      <text:p text:style-name="P1"/>
      <text:p text:style-name="P1">Set the slewing mode to an increasing <text:span text:style-name="T77">fast </text:span>offset:</text:p>
      <text:p text:style-name="P1">:G100</text:p>
      <text:p text:style-name="P1"/>
      <text:p text:style-name="P1">Set the next offset to slew:</text:p>
      <text:p text:style-name="P65">:H1<text:span text:style-name="T93">403611</text:span></text:p>
      <text:p text:style-name="P1"/>
      <text:p text:style-name="P1">Start slewing:</text:p>
      <text:p text:style-name="P1">:J1</text:p>
      <text:p text:style-name="P1"/>
      <text:p text:style-name="P1">Ask for the current declination:</text:p>
      <text:p text:style-name="P65">:j2 =&gt; (j2) = <text:span text:style-name="T93">761D93</text:span> = <text:span text:style-name="T93">9641334</text:span> (for example)</text:p>
      <text:p text:style-name="P65"><text:span text:style-name="T93">DEC = (9641334-8388000)/9024000.*360 = +50° (hence DEC=+50°00m)</text:span></text:p>
      <text:p text:style-name="P65"><text:span text:style-name="T93"/></text:p>
      <text:p text:style-name="P1">Compute the difference of hour angles:</text:p>
      <text:p text:style-name="P65">dif = 48.5°-5<text:span text:style-name="T93">0</text:span>° = -<text:span text:style-name="T93">1</text:span>.5° = <text:span text:style-name="T93">1</text:span>.5/360*(a2) = <text:span text:style-name="T93">1</text:span>.5/360*9024000 = <text:span text:style-name="T93">37600</text:span> decimal = <text:s/><text:span text:style-name="T93">E09200</text:span> hexadecimal</text:p>
      <text:p text:style-name="P1"/>
      <text:p text:style-name="P1">Set the slewing mode to a decreasing <text:span text:style-name="T77">fast </text:span>offset:</text:p>
      <text:p text:style-name="P1">:G201</text:p>
      <text:p text:style-name="P1"/>
      <text:p text:style-name="P1">Set the next offset to slew:</text:p>
      <text:p text:style-name="P65">:H2<text:span text:style-name="T93">E09200</text:span></text:p>
      <text:p text:style-name="P1"/>
      <text:p text:style-name="P1">Start slewing:</text:p>
      <text:p text:style-name="P1">:J2</text:p>
      <text:p text:style-name="P1"/>
      <text:p text:style-name="P1">The end of slewing is checked by the Digit2 of :f1 and :f2</text:p>
      <text:p text:style-name="P1"/>
      <text:p text:style-name="P23"><text:span text:style-name="T79">There is a difference of behavior between </text:span><text:span text:style-name="T57">AZ-EQ6</text:span><text:span text:style-name="T56"> G</text:span><text:span text:style-name="T58">T </text:span><text:span text:style-name="T79">mounts and the others. The other mounts accept an always increasing sense with positive or negative difference angles. But the </text:span><text:span text:style-name="T57">AZ-EQ6</text:span><text:span text:style-name="T56"> G</text:span><text:span text:style-name="T58">T</text:span><text:span text:style-name="T79"> mounts accept only positive difference angles and on must specify the sense using the second digit (0 or 1) of the :G command.</text:span></text:p>
      <text:h text:style-name="Heading_20_2" text:outline-level="2">6.3. Diurnal motion drift</text:h>
      <text:p text:style-name="P1">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1"/>
      <text:p text:style-name="P1">speed = (b1) / speedtrack(deg/s) / (a1) * 360 = 64935 / <text:s/>0.0041781 / 9024000 * 360 = 620 decimal = <text:s/>6C0200 hexadecimal</text:p>
      <text:p text:style-name="P1"/>
      <text:p text:style-name="P9">One must stop the motors before <text:span text:style-name="T43">the jog </text:span>(else the <text:span text:style-name="T43">jog </text:span>does not occur !):</text:p>
      <text:p text:style-name="P9">:K1 (stop the motor before <text:span text:style-name="T43">joging</text:span>)</text:p>
      <text:p text:style-name="P9"/>
      <text:p text:style-name="P9">Set the slewing mode to an increasing <text:span text:style-name="T77">slow </text:span>infinite motion:</text:p>
      <text:p text:style-name="P1">:G110</text:p>
      <text:p text:style-name="P1"><text:soft-page-break/></text:p>
      <text:p text:style-name="P1">Set the diurnal speed of the hour angle axis:</text:p>
      <text:p text:style-name="P1">:I16C0200</text:p>
      <text:p text:style-name="P1"/>
      <text:p text:style-name="P1">Start the drift motion:</text:p>
      <text:p text:style-name="P1">:J1</text:p>
      <text:p text:style-name="P1"/>
      <text:p text:style-name="P10">To stop the motion, call :K1 then check the Digit2 of :f1to detect the end of deceleration. No new drift value can be send to the mount if the Digit2 is not equal to zero. This is important to program virtual pad buttons.</text:p>
      <text:h text:style-name="Heading_20_2" text:outline-level="2">6.4. Artificial satellite motion drift</text:h>
      <text:p text:style-name="P1">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1"/>
      <text:p text:style-name="P1">In this example, we want to drift the declination axis by -1.34°/sec.</text:p>
      <text:p text:style-name="P1"/>
      <text:p text:style-name="P1">We set the "fast" speed using the formula:</text:p>
      <text:p text:style-name="P1"/>
      <text:p text:style-name="P1">speed = (g2) * (b2) / speedtrack(deg/s) / (a2) * 360 = 16 * 64935 / <text:s/>1.34 / 9024000 * 360 = 31 decimal = <text:s/>1F0000 hexadecimal</text:p>
      <text:p text:style-name="P1"/>
      <text:p text:style-name="P1">Set the slewing mode to a decreasing fast infinite motion:</text:p>
      <text:p text:style-name="P1">:G231</text:p>
      <text:p text:style-name="P1"/>
      <text:p text:style-name="P1">Set the speed of the declination axis:</text:p>
      <text:p text:style-name="P1">:I21F0000</text:p>
      <text:p text:style-name="P1"/>
      <text:p text:style-name="P1">Start the drift motion:</text:p>
      <text:p text:style-name="P1">:J2</text:p>
      <text:h text:style-name="P89" text:outline-level="1">7. Cables</text:h>
      <text:p text:style-name="P24"><text:span text:style-name="T32">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24"/>
      <table:table table:name="Tableau4" table:style-name="Tableau4">
        <table:table-column table:style-name="Tableau4.A"/>
        <table:table-column table:style-name="Tableau4.B"/>
        <table:table-column table:style-name="Tableau4.C"/>
        <table:table-row>
          <table:table-cell table:style-name="Tableau4.A1" office:value-type="string">
            <text:p text:style-name="P24">RS-232</text:p>
          </table:table-cell>
          <table:table-cell table:style-name="Tableau4.A1" office:value-type="string">
            <text:p text:style-name="P24">TTL</text:p>
          </table:table-cell>
          <table:table-cell table:style-name="Tableau4.C1" office:value-type="string">
            <text:p text:style-name="P24">Logic</text:p>
          </table:table-cell>
        </table:table-row>
        <table:table-row>
          <table:table-cell table:style-name="Tableau4.A2" office:value-type="string">
            <text:p text:style-name="P24">-15V …  -3V</text:p>
          </table:table-cell>
          <table:table-cell table:style-name="Tableau4.A2" office:value-type="string">
            <text:p text:style-name="P24">+2V … +5V</text:p>
          </table:table-cell>
          <table:table-cell table:style-name="Tableau4.C2" office:value-type="string">
            <text:p text:style-name="P24">High</text:p>
          </table:table-cell>
        </table:table-row>
        <table:table-row>
          <table:table-cell table:style-name="Tableau4.A2" office:value-type="string">
            <text:p text:style-name="P24">+3V … +15V</text:p>
          </table:table-cell>
          <table:table-cell table:style-name="Tableau4.A2" office:value-type="string">
            <text:p text:style-name="P24">0V … +0.8V </text:p>
          </table:table-cell>
          <table:table-cell table:style-name="Tableau4.C2" office:value-type="string">
            <text:p text:style-name="P24">Low</text:p>
          </table:table-cell>
        </table:table-row>
      </table:table>
      <text:p text:style-name="P24"/>
      <text:p text:style-name="P24">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24"/>
      <text:p text:style-name="P24"/>
      <text:p text:style-name="P24">The EQMOD cable is based on a MAX232 from Maxim which in one package contains the <text:soft-page-break/>necessary drivers and receivers to adapt the RS-232 signal voltage levels to TTL logic. It just needs one voltage (+5V or +3.3V) and generates the necessary RS-232 voltage levels.</text:p>
      <text:p text:style-name="P24"/>
      <text:p text:style-name="P24">Informations:</text:p>
      <text:p text:style-name="P24">http://eq-mod.sourceforge.net/eqdirect2.htm</text:p>
      <text:p text:style-name="P5"/>
      <text:h text:style-name="P92" text:outline-level="2">7.1. DB9 RS232 to DB9 TTL</text:h>
      <text:p text:style-name="P5"><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5"><text:s/></text:p>
      <text:p text:style-name="P1"><text:soft-page-break/></text:p>
      <text:h text:style-name="P91" text:outline-level="2">7.2. DB9 TTL to RJ45</text:h>
      <text:p text:style-name="P1">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1"/>
      <text:p text:style-name="P44">Appendix 1</text:p>
      <text:p text:style-name="P27">Mount specifications</text:p>
      <text:p text:style-name="P21"/>
      <text:p text:style-name="P21"/>
      <table:table table:name="Table1" table:style-name="Table1">
        <table:table-column table:style-name="Table1.A"/>
        <table:table-column table:style-name="Table1.B" table:number-columns-repeated="4"/>
        <table:table-row>
          <table:table-cell table:style-name="Table1.A1" office:value-type="string">
            <text:p text:style-name="P33">Name</text:p>
          </table:table-cell>
          <table:table-cell table:style-name="Table1.A1" office:value-type="string">
            <text:p text:style-name="P33">EQ6</text:p>
          </table:table-cell>
          <table:table-cell table:style-name="Table1.A1" office:value-type="string">
            <text:p text:style-name="P33">AZ-EQ6 GT</text:p>
          </table:table-cell>
          <table:table-cell table:style-name="Table1.A1" office:value-type="string">
            <text:p text:style-name="P33">HEQ5 Pro GT</text:p>
          </table:table-cell>
          <table:table-cell table:style-name="Table1.E1" office:value-type="string">
            <text:p text:style-name="P33">NEQ3-2 Pro GT</text:p>
          </table:table-cell>
        </table:table-row>
        <table:table-row>
          <table:table-cell table:style-name="Table1.A2" office:value-type="string">
            <text:p text:style-name="P34">Motor type</text:p>
          </table:table-cell>
          <table:table-cell table:style-name="Table1.A2" office:value-type="string">
            <text:p text:style-name="P4"><text:span text:style-name="T71">Microstep driven 1.8</text:span><text:span text:style-name="T70">° </text:span><text:span text:style-name="T71">stepper</text:span></text:p>
          </table:table-cell>
          <table:table-cell table:style-name="Table1.A2" office:value-type="string">
            <text:p text:style-name="P4"><text:span text:style-name="T71">Microstep driven 1.8</text:span><text:span text:style-name="T70">° </text:span><text:span text:style-name="T71">stepper with 64 microsteps</text:span></text:p>
          </table:table-cell>
          <table:table-cell table:style-name="Table1.A2" office:value-type="string">
            <text:p text:style-name="P4"><text:span text:style-name="T71">Microstep driven 1.8</text:span><text:span text:style-name="T70">° </text:span><text:span text:style-name="T71">stepper</text:span></text:p>
          </table:table-cell>
          <table:table-cell table:style-name="Table1.E2" office:value-type="string">
            <text:p text:style-name="P18"><text:span text:style-name="T71">Microstep driven 1.8</text:span><text:span text:style-name="T70">° </text:span><text:span text:style-name="T71">stepper</text:span></text:p>
          </table:table-cell>
        </table:table-row>
        <table:table-row>
          <table:table-cell table:style-name="Table1.A2" office:value-type="string">
            <text:p text:style-name="P30"><text:span text:style-name="T70">Precision<text:line-break/>(microsteps/360</text:span><text:span text:style-name="T22">°)</text:span></text:p>
          </table:table-cell>
          <table:table-cell table:style-name="Table1.A2" office:value-type="string">
            <text:p text:style-name="P3">9024000</text:p>
          </table:table-cell>
          <table:table-cell table:style-name="Table1.A2" office:value-type="string">
            <text:p text:style-name="P35">9216000</text:p>
          </table:table-cell>
          <table:table-cell table:style-name="Table1.A2" office:value-type="string">
            <text:p text:style-name="P3">9024000</text:p>
          </table:table-cell>
          <table:table-cell table:style-name="Table1.E2" office:value-type="string">
            <text:p text:style-name="P17">4576000</text:p>
          </table:table-cell>
        </table:table-row>
        <table:table-row>
          <table:table-cell table:style-name="Table1.A2" office:value-type="string">
            <text:p text:style-name="P36">Precision<text:line-break/>(arcsec/microstep)</text:p>
          </table:table-cell>
          <table:table-cell table:style-name="Table1.A2" office:value-type="string">
            <text:p text:style-name="P35">0.144</text:p>
          </table:table-cell>
          <table:table-cell table:style-name="Table1.A2" office:value-type="string">
            <text:p text:style-name="P35">0.141</text:p>
          </table:table-cell>
          <table:table-cell table:style-name="Table1.A2" office:value-type="string">
            <text:p text:style-name="P35">0.144</text:p>
          </table:table-cell>
          <table:table-cell table:style-name="Table1.E2" office:value-type="string">
            <text:p text:style-name="P35">0.283</text:p>
          </table:table-cell>
        </table:table-row>
        <table:table-row>
          <table:table-cell table:style-name="Table1.A2" office:value-type="string">
            <text:p text:style-name="P32"><text:span text:style-name="T72">Maximum drift speed<text:line-break/></text:span><text:span text:style-name="T70">(</text:span><text:span text:style-name="T22">°/s)</text:span></text:p>
          </table:table-cell>
          <table:table-cell table:style-name="Table1.A2" office:value-type="string">
            <text:p text:style-name="P31"/>
          </table:table-cell>
          <table:table-cell table:style-name="Table1.A2" office:value-type="string">
            <text:p text:style-name="P37">2.62</text:p>
          </table:table-cell>
          <table:table-cell table:style-name="Table1.A2" office:value-type="string">
            <text:p text:style-name="P31"/>
          </table:table-cell>
          <table:table-cell table:style-name="Table1.E2" office:value-type="string">
            <text:p text:style-name="P38">4.2</text:p>
          </table:table-cell>
        </table:table-row>
        <table:table-row>
          <table:table-cell table:style-name="Table1.A2" office:value-type="string">
            <text:p text:style-name="P36">Gear ratio</text:p>
          </table:table-cell>
          <table:table-cell table:style-name="Table1.A2" office:value-type="string">
            <text:p text:style-name="P35">705</text:p>
          </table:table-cell>
          <table:table-cell table:style-name="Table1.A2" office:value-type="string">
            <text:p text:style-name="P35">720</text:p>
          </table:table-cell>
          <table:table-cell table:style-name="Table1.A2" office:value-type="string">
            <text:p text:style-name="P35">705</text:p>
          </table:table-cell>
          <table:table-cell table:style-name="Table1.E2" office:value-type="string">
            <text:p text:style-name="P31">?</text:p>
          </table:table-cell>
        </table:table-row>
        <table:table-row>
          <table:table-cell table:style-name="Table1.A2" office:value-type="string">
            <text:p text:style-name="P39">Tracking rates</text:p>
          </table:table-cell>
          <table:table-cell table:style-name="Table1.A2" office:value-type="string">
            <text:p text:style-name="P41">Sidereal, lunar, Solar</text:p>
          </table:table-cell>
          <table:table-cell table:style-name="Table1.A2" office:value-type="string">
            <text:p text:style-name="P41">Sidereal, lunar, Solar</text:p>
          </table:table-cell>
          <table:table-cell table:style-name="Table1.A2" office:value-type="string">
            <text:p text:style-name="P41">Sidereal, lunar, Solar</text:p>
          </table:table-cell>
          <table:table-cell table:style-name="Table1.E2" office:value-type="string">
            <text:p text:style-name="P41">Sidereal, lunar, Solar</text:p>
          </table:table-cell>
        </table:table-row>
        <table:table-row>
          <table:table-cell table:style-name="Table1.A2" office:value-type="string">
            <text:p text:style-name="P42">Slew speeds</text:p>
          </table:table-cell>
          <table:table-cell table:style-name="Table1.A2" office:value-type="string">
            <text:p text:style-name="P40">0.5x, 1x, 8x, 16x, 32x, 54x, 400x, 500x, 600x, 800x</text:p>
          </table:table-cell>
          <table:table-cell table:style-name="Table1.A2" office:value-type="string">
            <text:p text:style-name="P40">0.5x, 1x, 8x, 16x, 32x, 54x, 400x, 500x, 600x, 800x</text:p>
          </table:table-cell>
          <table:table-cell table:style-name="Table1.A2" office:value-type="string">
            <text:p text:style-name="P40">0.5x, 1x, 8x, 16x, 32x, 54x, 400x, 500x, 600x, 800x</text:p>
          </table:table-cell>
          <table:table-cell table:style-name="Table1.E2" office:value-type="string">
            <text:p text:style-name="P43">?</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4-02-12T15:42:31.57</dc:date>
    <meta:editing-duration>P3DT12H18M35S</meta:editing-duration>
    <meta:editing-cycles>96</meta:editing-cycles>
    <meta:generator>LibreOffice/3.6$Windows_x86 LibreOffice_project/2ef5aff-a6fb0ff-166bdff-cf087ad-0f1389</meta:generator>
    <meta:document-statistic meta:table-count="4" meta:image-count="4" meta:object-count="0" meta:page-count="13" meta:paragraph-count="395" meta:word-count="2759" meta:character-count="15543" meta:non-whitespace-character-count="13078"/>
  </office:meta>
</office:document-meta>
</file>